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size="5pt" style:font-size-asian="5pt" style:font-size-complex="5pt"/>
    </style:style>
    <style:style style:name="ce7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8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11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2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3" style:family="table-cell" style:parent-style-name="Default" style:data-style-name="N37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39">
      <style:table-cell-properties style:vertical-align="top" fo:background-color="transparent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4" style:family="table-cell" style:parent-style-name="Default" style:data-style-name="N36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5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41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2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3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37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6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4pt" style:font-size-asian="4pt" style:font-size-complex="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22pt" style:font-size-asian="22pt" style:font-size-complex="2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21pt" style:font-size-asian="21pt" style:font-size-complex="2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3439583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0.1852083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1.666875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27.9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30.95pt" style:use-optimal-row-height="fals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9.95pt" style:use-optimal-row-height="false" fo:break-before="auto"/>
    </style:style>
    <style:style style:name="ro10" style:family="table-row">
      <style:table-row-properties style:row-height="11.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3" table:default-cell-style-name="ce1"/>
        <table:table-column table:style-name="co8" table:default-cell-style-name="ce1"/>
        <table:table-column table:style-name="co4" table:default-cell-style-name="ce1"/>
        <table:table-column table:style-name="co1" table:number-columns-repeated="16364" table:default-cell-style-name="ce1"/>
        <table:table-row table:style-name="ro1">
          <table:table-cell office:value-type="string" table:style-name="ce2">
            <text:p><text:span text:style-name="T1">Tabelle 13: Durchschnittliche Wohnkosten von Hauptmietwohnungen nach Rechtsverhältnis,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pan text:style-name="T1">Gemeindegrößenklasse, Bundesland, Bauperiode, Ausstattungskategori e, Haushaltsgröße, Haushalts- und Familientyp, Mietvertragsdauer und Befristung des Mietvertrags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1" table:style-name="ce47">
            <text:p><text:span text:style-name="T2">Miete inklusive</text:span></text:p>
            <text:p><text:span text:style-name="T3">Betriebskosten in Euro</text:span></text:p>
          </table:table-cell>
          <table:covered-table-cell/>
          <table:table-cell office:value-type="string" table:number-columns-spanned="3" table:number-rows-spanned="1" table:style-name="ce47">
            <text:p><text:span text:style-name="T2">(Netto-)Miete ohne</text:span></text:p>
            <text:p><text:span text:style-name="T3">Betriebskosten in Euro</text:span></text:p>
          </table:table-cell>
          <table:covered-table-cell table:number-columns-repeated="2"/>
          <table:table-cell office:value-type="string" table:number-columns-spanned="4" table:number-rows-spanned="1" table:style-name="ce48">
            <text:p><text:span text:style-name="T2">Betriebskosten in Euro</text:span></text:p>
          </table:table-cell>
          <table:covered-table-cell table:number-columns-repeated="3"/>
          <table:table-cell office:value-type="string" table:number-columns-spanned="2" table:number-rows-spanned="2" table:style-name="ce47">
            <text:p><text:span text:style-name="T2">Bebiebs- kosten-<text:s/></text:span><text:span text:style-name="T3">enteil an<text:s/></text:span><text:span text:style-name="T2">der <text:s/>Miete</text:span></text:p>
          </table:table-cell>
          <table:covered-table-cell/>
          <table:table-cell office:value-type="string" table:number-columns-spanned="2" table:number-rows-spanned="2" table:style-name="ce16">
            <text:p><text:span text:style-name="T3">Garagen-/<text:s/></text:span><text:span text:style-name="T2">Abstell- platzkosten in Euro</text:span></text:p>
            <text:p><text:span text:style-name="T3">pro Wohnung</text:span>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3">
            <text:p><text:span text:style-name="T3">pro</text:span></text:p>
            <text:p><text:span text:style-name="T2">Wohnung</text:span></text:p>
          </table:table-cell>
          <table:table-cell office:value-type="string" table:style-name="ce4">
            <text:p><text:span text:style-name="T3">pro m'</text:span></text:p>
          </table:table-cell>
          <table:table-cell office:value-type="string" table:style-name="ce3">
            <text:p><text:span text:style-name="T3">pro</text:span></text:p>
            <text:p><text:span text:style-name="T2">Wohnung</text:span></text:p>
          </table:table-cell>
          <table:table-cell office:value-type="string" table:number-columns-spanned="2" table:number-rows-spanned="1" table:style-name="ce49">
            <text:p><text:span text:style-name="T2">pro</text:span><text:span text:style-name="T4"><text:s/>m</text:span><text:span text:style-name="T5">2</text:span></text:p>
          </table:table-cell>
          <table:covered-table-cell/>
          <table:table-cell office:value-type="string" table:number-columns-spanned="2" table:number-rows-spanned="1" table:style-name="ce50">
            <text:p><text:span text:style-name="T3">pro</text:span></text:p>
            <text:p><text:span text:style-name="T2">Wohnung</text:span></text:p>
          </table:table-cell>
          <table:covered-table-cell/>
          <table:table-cell office:value-type="string" table:number-columns-spanned="2" table:number-rows-spanned="1" table:style-name="ce49">
            <text:p><text:span text:style-name="T2">pro</text:span><text:span text:style-name="T4"><text:s/>m</text:span><text:span text:style-name="T5">2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4">
          <table:table-cell table:number-columns-spanned="9" table:number-rows-spanned="1" table:style-name="ce51"/>
          <table:covered-table-cell table:number-columns-repeated="8"/>
          <table:table-cell office:value-type="string" table:number-columns-spanned="2" table:number-rows-spanned="1" table:style-name="ce52">
            <text:p><text:span text:style-name="T6">in %</text:span></text:p>
          </table:table-cell>
          <table:covered-table-cell/>
          <table:table-cell table:number-columns-spanned="2" table:number-rows-spanned="1" table:style-name="ce29"/>
          <table:covered-table-cell/>
          <table:table-cell table:number-columns-repeated="16371" table:style-name="ce1"/>
        </table:table-row>
        <table:table-row table:style-name="ro5">
          <table:table-cell office:value-type="string" table:style-name="ce5">
            <text:p><text:span text:style-name="T2">Haupbniet-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">
            <text:p><text:span text:style-name="T7">)</text:span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<text:span text:style-name="T3">Merkmale<text:s text:c="21"/></text:span><text:span text:style-name="T6">wohnungen<text:s/></text:span><text:span text:style-name="T7">1</text:span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<text:span text:style-name="T2">i</text:span><text:span text:style-name="T4">n<text:s/></text:span><text:span text:style-name="T6">1.000</text:span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<text:span text:style-name="T8">"'<text:s text:c="42"/></text:span><text:span text:style-name="T9">"'</text:span>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4" table:number-rows-spanned="1" table:style-name="ce30">
            <text:p><text:span text:style-name="T2">Insgesamt</text:span></text:p>
            <text:p><text:span text:style-name="T2">Ractrtsvarhältnls</text:span></text:p>
          </table:table-cell>
          <table:covered-table-cell table:number-columns-repeated="3"/>
          <table:table-cell office:value-type="float" office:value="1632.1" table:number-columns-spanned="2" table:number-rows-spanned="1" table:style-name="ce34">
            <text:p>1,632.1</text:p>
          </table:table-cell>
          <table:covered-table-cell/>
          <table:table-cell office:value-type="float" office:value="505.9" table:number-columns-spanned="2" table:number-rows-spanned="1" table:style-name="ce35">
            <text:p>505.9</text:p>
          </table:table-cell>
          <table:covered-table-cell/>
          <table:table-cell office:value-type="float" office:value="7.6" table:number-columns-spanned="2" table:number-rows-spanned="1" table:style-name="ce35">
            <text:p>7.6</text:p>
          </table:table-cell>
          <table:covered-table-cell/>
          <table:table-cell office:value-type="float" office:value="373.5" table:number-columns-spanned="2" table:number-rows-spanned="1" table:style-name="ce35">
            <text:p>373.5</text:p>
          </table:table-cell>
          <table:covered-table-cell/>
          <table:table-cell office:value-type="float" office:value="5.6" table:number-columns-spanned="2" table:number-rows-spanned="1" table:style-name="ce35">
            <text:p>5.6</text:p>
          </table:table-cell>
          <table:covered-table-cell/>
          <table:table-cell office:value-type="float" office:value="133.4" table:style-name="ce7">
            <text:p>133.4</text:p>
          </table:table-cell>
          <table:table-cell office:value-type="float" office:value="2.1" table:style-name="ce7">
            <text:p>2.1</text:p>
          </table:table-cell>
          <table:table-cell office:value-type="float" office:value="29.1" table:style-name="ce7">
            <text:p>29.1</text:p>
          </table:table-cell>
          <table:table-cell office:value-type="float" office:value="41" table:number-columns-spanned="2" table:number-rows-spanned="1" table:style-name="ce35">
            <text:p>41.0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Gemeindewohnung</text:span></text:p>
          </table:table-cell>
          <table:covered-table-cell table:number-columns-repeated="3"/>
          <table:table-cell office:value-type="float" office:value="262.10000000000002" table:number-columns-spanned="2" table:number-rows-spanned="1" table:style-name="ce37">
            <text:p>262.1</text:p>
          </table:table-cell>
          <table:covered-table-cell/>
          <table:table-cell office:value-type="float" office:value="394.9" table:number-columns-spanned="2" table:number-rows-spanned="1" table:style-name="ce37">
            <text:p>394.9</text:p>
          </table:table-cell>
          <table:covered-table-cell/>
          <table:table-cell office:value-type="float" office:value="6.5" table:number-columns-spanned="2" table:number-rows-spanned="1" table:style-name="ce37">
            <text:p>6.5</text:p>
          </table:table-cell>
          <table:covered-table-cell/>
          <table:table-cell office:value-type="float" office:value="257.10000000000002" table:number-columns-spanned="2" table:number-rows-spanned="1" table:style-name="ce37">
            <text:p>257.1</text:p>
          </table:table-cell>
          <table:covered-table-cell/>
          <table:table-cell office:value-type="float" office:value="4.2" table:number-columns-spanned="2" table:number-rows-spanned="1" table:style-name="ce37">
            <text:p>4.2</text:p>
          </table:table-cell>
          <table:covered-table-cell/>
          <table:table-cell office:value-type="float" office:value="138.69999999999999" table:style-name="ce8">
            <text:p>138.7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38.9" table:style-name="ce8">
            <text:p>38.9</text:p>
          </table:table-cell>
          <table:table-cell office:value-type="float" office:value="38.9" table:number-columns-spanned="2" table:number-rows-spanned="1" table:style-name="ce37">
            <text:p>38.9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8">
            <text:p><text:span text:style-name="T3">Genossenschaftswohnung</text:span></text:p>
          </table:table-cell>
          <table:covered-table-cell table:number-columns-repeated="3"/>
          <table:table-cell office:value-type="float" office:value="643.4" table:number-columns-spanned="2" table:number-rows-spanned="1" table:style-name="ce37">
            <text:p>643.4</text:p>
          </table:table-cell>
          <table:covered-table-cell/>
          <table:table-cell office:value-type="float" office:value="470" table:number-columns-spanned="2" table:number-rows-spanned="1" table:style-name="ce37">
            <text:p>470.0</text:p>
          </table:table-cell>
          <table:covered-table-cell/>
          <table:table-cell office:value-type="float" office:value="6.6" table:number-columns-spanned="2" table:number-rows-spanned="1" table:style-name="ce37">
            <text:p>6.6</text:p>
          </table:table-cell>
          <table:covered-table-cell/>
          <table:table-cell office:value-type="float" office:value="340.2" table:number-columns-spanned="2" table:number-rows-spanned="1" table:style-name="ce37">
            <text:p>340.2</text:p>
          </table:table-cell>
          <table:covered-table-cell/>
          <table:table-cell office:value-type="float" office:value="4.9000000000000004" table:number-columns-spanned="2" table:number-rows-spanned="1" table:style-name="ce37">
            <text:p>4.9</text:p>
          </table:table-cell>
          <table:covered-table-cell/>
          <table:table-cell office:value-type="float" office:value="130" table:style-name="ce8">
            <text:p>130.0</text:p>
          </table:table-cell>
          <table:table-cell office:value-type="float" office:value="1.9" table:style-name="ce8">
            <text:p>1.9</text:p>
          </table:table-cell>
          <table:table-cell office:value-type="float" office:value="29" table:style-name="ce8">
            <text:p>29.0</text:p>
          </table:table-cell>
          <table:table-cell office:value-type="float" office:value="38.5" table:number-columns-spanned="2" table:number-rows-spanned="1" table:style-name="ce37">
            <text:p>38.5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6">
            <text:p><text:span text:style-name="T2">andere Hauptmiete</text:span></text:p>
          </table:table-cell>
          <table:covered-table-cell table:number-columns-repeated="3"/>
          <table:table-cell office:value-type="float" office:value="706.6" table:number-columns-spanned="2" table:number-rows-spanned="1" table:style-name="ce37">
            <text:p>706.6</text:p>
          </table:table-cell>
          <table:covered-table-cell/>
          <table:table-cell office:value-type="float" office:value="562.9" table:number-columns-spanned="2" table:number-rows-spanned="1" table:style-name="ce37">
            <text:p>562.9</text:p>
          </table:table-cell>
          <table:covered-table-cell/>
          <table:table-cell office:value-type="float" office:value="6.6" table:number-columns-spanned="2" table:number-rows-spanned="1" table:style-name="ce37">
            <text:p>6.6</text:p>
          </table:table-cell>
          <table:covered-table-cell/>
          <table:table-cell office:value-type="float" office:value="450.4" table:number-columns-spanned="2" table:number-rows-spanned="1" table:style-name="ce37">
            <text:p>450.4</text:p>
          </table:table-cell>
          <table:covered-table-cell/>
          <table:table-cell office:value-type="float" office:value="6.8" table:number-columns-spanned="2" table:number-rows-spanned="1" table:style-name="ce37">
            <text:p>6.8</text:p>
          </table:table-cell>
          <table:covered-table-cell/>
          <table:table-cell office:value-type="float" office:value="134.5" table:style-name="ce8">
            <text:p>134.5</text:p>
          </table:table-cell>
          <table:table-cell office:value-type="float" office:value="2.1" table:style-name="ce8">
            <text:p>2.1</text:p>
          </table:table-cell>
          <table:table-cell office:value-type="float" office:value="25.9" table:style-name="ce8">
            <text:p>25.9</text:p>
          </table:table-cell>
          <table:table-cell office:value-type="float" office:value="49.8" table:number-columns-spanned="2" table:number-rows-spanned="1" table:style-name="ce37">
            <text:p>49.8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6">
            <text:p><text:span text:style-name="T2">Gamalndagr68enklassa</text:span></text:p>
          </table:table-cell>
          <table:covered-table-cell table:number-columns-repeated="3"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repeated="3" table:style-name="ce9"/>
          <table:table-cell table:number-columns-spanned="2" table:number-rows-spanned="1" table:style-name="ce39"/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Wien</text:span></text:p>
          </table:table-cell>
          <table:covered-table-cell table:number-columns-repeated="3"/>
          <table:table-cell office:value-type="float" office:value="690.8" table:number-columns-spanned="2" table:number-rows-spanned="1" table:style-name="ce37">
            <text:p>690.8</text:p>
          </table:table-cell>
          <table:covered-table-cell/>
          <table:table-cell office:value-type="float" office:value="523.9" table:number-columns-spanned="2" table:number-rows-spanned="1" table:style-name="ce37">
            <text:p>523.9</text:p>
          </table:table-cell>
          <table:covered-table-cell/>
          <table:table-cell office:value-type="float" office:value="8" table:number-columns-spanned="2" table:number-rows-spanned="1" table:style-name="ce37">
            <text:p>8.0</text:p>
          </table:table-cell>
          <table:covered-table-cell/>
          <table:table-cell office:value-type="float" office:value="375.1" table:number-columns-spanned="2" table:number-rows-spanned="1" table:style-name="ce37">
            <text:p>375.1</text:p>
          </table:table-cell>
          <table:covered-table-cell/>
          <table:table-cell office:value-type="float" office:value="5.7" table:number-columns-spanned="2" table:number-rows-spanned="1" table:style-name="ce37">
            <text:p>5.7</text:p>
          </table:table-cell>
          <table:covered-table-cell/>
          <table:table-cell office:value-type="float" office:value="149.69999999999999" table:style-name="ce10">
            <text:p>149.7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32.299999999999997" table:style-name="ce8">
            <text:p>32.3</text:p>
          </table:table-cell>
          <table:table-cell office:value-type="float" office:value="59.3" table:number-columns-spanned="2" table:number-rows-spanned="1" table:style-name="ce37">
            <text:p>59.3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andere Gemeinden&gt; 100.000 Elnw.</text:span></text:p>
          </table:table-cell>
          <table:covered-table-cell table:number-columns-repeated="3"/>
          <table:table-cell office:value-type="float" office:value="233" table:number-columns-spanned="2" table:number-rows-spanned="1" table:style-name="ce37">
            <text:p>233.0</text:p>
          </table:table-cell>
          <table:covered-table-cell/>
          <table:table-cell office:value-type="float" office:value="540.5" table:number-columns-spanned="2" table:number-rows-spanned="1" table:style-name="ce37">
            <text:p>540.5</text:p>
          </table:table-cell>
          <table:covered-table-cell/>
          <table:table-cell office:value-type="float" office:value="8.6999999999999993" table:number-columns-spanned="2" table:number-rows-spanned="1" table:style-name="ce37">
            <text:p>8.7</text:p>
          </table:table-cell>
          <table:covered-table-cell/>
          <table:table-cell office:value-type="float" office:value="405.5" table:number-columns-spanned="2" table:number-rows-spanned="1" table:style-name="ce37">
            <text:p>405.5</text:p>
          </table:table-cell>
          <table:covered-table-cell/>
          <table:table-cell office:value-type="float" office:value="6.5" table:number-columns-spanned="2" table:number-rows-spanned="1" table:style-name="ce37">
            <text:p>6.5</text:p>
          </table:table-cell>
          <table:covered-table-cell/>
          <table:table-cell office:value-type="float" office:value="135.6" table:style-name="ce8">
            <text:p>135.6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27.4" table:style-name="ce10">
            <text:p>27.4</text:p>
          </table:table-cell>
          <table:table-cell office:value-type="float" office:value="42.7" table:number-columns-spanned="2" table:number-rows-spanned="1" table:style-name="ce40">
            <text:p>42.7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Gemeinden &gt; 10.000 u. s 100.000 Elnw.</text:span></text:p>
          </table:table-cell>
          <table:covered-table-cell table:number-columns-repeated="3"/>
          <table:table-cell office:value-type="float" office:value="322.60000000000002" table:number-columns-spanned="2" table:number-rows-spanned="1" table:style-name="ce37">
            <text:p>322.6</text:p>
          </table:table-cell>
          <table:covered-table-cell/>
          <table:table-cell office:value-type="float" office:value="469.5" table:number-columns-spanned="2" table:number-rows-spanned="1" table:style-name="ce37">
            <text:p>469.5</text:p>
          </table:table-cell>
          <table:covered-table-cell/>
          <table:table-cell office:value-type="float" office:value="7.1" table:number-columns-spanned="2" table:number-rows-spanned="1" table:style-name="ce37">
            <text:p>7.1</text:p>
          </table:table-cell>
          <table:covered-table-cell/>
          <table:table-cell office:value-type="float" office:value="347" table:number-columns-spanned="2" table:number-rows-spanned="1" table:style-name="ce37">
            <text:p>347.0</text:p>
          </table:table-cell>
          <table:covered-table-cell/>
          <table:table-cell office:value-type="float" office:value="5.2" table:number-columns-spanned="2" table:number-rows-spanned="1" table:style-name="ce37">
            <text:p>5.2</text:p>
          </table:table-cell>
          <table:covered-table-cell/>
          <table:table-cell office:value-type="float" office:value="123.5" table:style-name="ce8">
            <text:p>123.5</text:p>
          </table:table-cell>
          <table:table-cell office:value-type="float" office:value="1.9" table:style-name="ce8">
            <text:p>1.9</text:p>
          </table:table-cell>
          <table:table-cell office:value-type="float" office:value="28.4" table:style-name="ce8">
            <text:p>28.4</text:p>
          </table:table-cell>
          <table:table-cell office:value-type="float" office:value="35.299999999999997" table:number-columns-spanned="2" table:number-rows-spanned="1" table:style-name="ce37">
            <text:p>35.3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6">
            <text:p><text:span text:style-name="T2">Gemeinden s 10.000 Elnw.</text:span></text:p>
          </table:table-cell>
          <table:covered-table-cell table:number-columns-repeated="3"/>
          <table:table-cell office:value-type="float" office:value="385.6" table:number-columns-spanned="2" table:number-rows-spanned="1" table:style-name="ce37">
            <text:p>385.6</text:p>
          </table:table-cell>
          <table:covered-table-cell/>
          <table:table-cell office:value-type="float" office:value="483.1" table:number-columns-spanned="2" table:number-rows-spanned="1" table:style-name="ce40">
            <text:p>483.1</text:p>
          </table:table-cell>
          <table:covered-table-cell/>
          <table:table-cell office:value-type="float" office:value="6.8" table:number-columns-spanned="2" table:number-rows-spanned="1" table:style-name="ce37">
            <text:p>6.8</text:p>
          </table:table-cell>
          <table:covered-table-cell/>
          <table:table-cell office:value-type="float" office:value="373.6" table:number-columns-spanned="2" table:number-rows-spanned="1" table:style-name="ce37">
            <text:p>373.6</text:p>
          </table:table-cell>
          <table:covered-table-cell/>
          <table:table-cell office:value-type="float" office:value="5.2" table:number-columns-spanned="2" table:number-rows-spanned="1" table:style-name="ce37">
            <text:p>5.2</text:p>
          </table:table-cell>
          <table:covered-table-cell/>
          <table:table-cell office:value-type="float" office:value="111.1" table:style-name="ce10">
            <text:p>111.1</text:p>
          </table:table-cell>
          <table:table-cell office:value-type="float" office:value="1.6" table:style-name="ce8">
            <text:p>1.6</text:p>
          </table:table-cell>
          <table:table-cell office:value-type="float" office:value="24.9" table:style-name="ce10">
            <text:p>24.9</text:p>
          </table:table-cell>
          <table:table-cell office:value-type="float" office:value="29.4" table:number-columns-spanned="2" table:number-rows-spanned="1" table:style-name="ce37">
            <text:p>29.4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6">
            <text:p><text:span text:style-name="T2">Bundesland</text:span></text:p>
          </table:table-cell>
          <table:covered-table-cell table:number-columns-repeated="3"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repeated="3" table:style-name="ce9"/>
          <table:table-cell table:number-columns-spanned="2" table:number-rows-spanned="1" table:style-name="ce39"/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Burgenland</text:span></text:p>
          </table:table-cell>
          <table:covered-table-cell table:number-columns-repeated="3"/>
          <table:table-cell office:value-type="float" office:value="22.7" table:number-columns-spanned="2" table:number-rows-spanned="1" table:style-name="ce37">
            <text:p>22.7</text:p>
          </table:table-cell>
          <table:covered-table-cell/>
          <table:table-cell office:value-type="float" office:value="444" table:number-columns-spanned="2" table:number-rows-spanned="1" table:style-name="ce37">
            <text:p>444.0</text:p>
          </table:table-cell>
          <table:covered-table-cell/>
          <table:table-cell office:value-type="float" office:value="5.8" table:number-columns-spanned="2" table:number-rows-spanned="1" table:style-name="ce37">
            <text:p>5.8</text:p>
          </table:table-cell>
          <table:covered-table-cell/>
          <table:table-cell office:value-type="float" office:value="339.2" table:number-columns-spanned="2" table:number-rows-spanned="1" table:style-name="ce37">
            <text:p>339.2</text:p>
          </table:table-cell>
          <table:covered-table-cell/>
          <table:table-cell office:value-type="float" office:value="4.4000000000000004" table:number-columns-spanned="2" table:number-rows-spanned="1" table:style-name="ce37">
            <text:p>4.4</text:p>
          </table:table-cell>
          <table:covered-table-cell/>
          <table:table-cell office:value-type="float" office:value="105.6" table:style-name="ce8">
            <text:p>105.6</text:p>
          </table:table-cell>
          <table:table-cell office:value-type="float" office:value="1.4" table:style-name="ce8">
            <text:p>1.4</text:p>
          </table:table-cell>
          <table:table-cell office:value-type="float" office:value="25.1" table:style-name="ce8">
            <text:p>25.1</text:p>
          </table:table-cell>
          <table:table-cell office:value-type="float" office:value="18.7" table:number-columns-spanned="2" table:number-rows-spanned="1" table:style-name="ce40">
            <text:p>18.7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Kärnten</text:span></text:p>
          </table:table-cell>
          <table:covered-table-cell table:number-columns-repeated="3"/>
          <table:table-cell office:value-type="float" office:value="86.9" table:number-columns-spanned="2" table:number-rows-spanned="1" table:style-name="ce37">
            <text:p>86.9</text:p>
          </table:table-cell>
          <table:covered-table-cell/>
          <table:table-cell office:value-type="float" office:value="410.9" table:number-columns-spanned="2" table:number-rows-spanned="1" table:style-name="ce37">
            <text:p>410.9</text:p>
          </table:table-cell>
          <table:covered-table-cell/>
          <table:table-cell office:value-type="float" office:value="6" table:number-columns-spanned="2" table:number-rows-spanned="1" table:style-name="ce37">
            <text:p>6.0</text:p>
          </table:table-cell>
          <table:covered-table-cell/>
          <table:table-cell office:value-type="float" office:value="302.7" table:number-columns-spanned="2" table:number-rows-spanned="1" table:style-name="ce37">
            <text:p>302.7</text:p>
          </table:table-cell>
          <table:covered-table-cell/>
          <table:table-cell office:value-type="float" office:value="4.4000000000000004" table:number-columns-spanned="2" table:number-rows-spanned="1" table:style-name="ce37">
            <text:p>4.4</text:p>
          </table:table-cell>
          <table:covered-table-cell/>
          <table:table-cell office:value-type="float" office:value="109.1" table:style-name="ce10">
            <text:p>109.1</text:p>
          </table:table-cell>
          <table:table-cell office:value-type="float" office:value="1.6" table:style-name="ce8">
            <text:p>1.6</text:p>
          </table:table-cell>
          <table:table-cell office:value-type="float" office:value="28" table:style-name="ce8">
            <text:p>28.0</text:p>
          </table:table-cell>
          <table:table-cell office:value-type="float" office:value="35.200000000000003" table:number-columns-spanned="2" table:number-rows-spanned="1" table:style-name="ce37">
            <text:p>35.2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Niederösterreich</text:span></text:p>
          </table:table-cell>
          <table:covered-table-cell table:number-columns-repeated="3"/>
          <table:table-cell office:value-type="float" office:value="190.6" table:number-columns-spanned="2" table:number-rows-spanned="1" table:style-name="ce37">
            <text:p>190.6</text:p>
          </table:table-cell>
          <table:covered-table-cell/>
          <table:table-cell office:value-type="float" office:value="474.2" table:number-columns-spanned="2" table:number-rows-spanned="1" table:style-name="ce40">
            <text:p>474.2</text:p>
          </table:table-cell>
          <table:covered-table-cell/>
          <table:table-cell office:value-type="float" office:value="6.8" table:number-columns-spanned="2" table:number-rows-spanned="1" table:style-name="ce37">
            <text:p>6.8</text:p>
          </table:table-cell>
          <table:covered-table-cell/>
          <table:table-cell office:value-type="float" office:value="346.3" table:number-columns-spanned="2" table:number-rows-spanned="1" table:style-name="ce37">
            <text:p>346.3</text:p>
          </table:table-cell>
          <table:covered-table-cell/>
          <table:table-cell office:value-type="float" office:value="4.9000000000000004" table:number-columns-spanned="2" table:number-rows-spanned="1" table:style-name="ce37">
            <text:p>4.9</text:p>
          </table:table-cell>
          <table:covered-table-cell/>
          <table:table-cell office:value-type="float" office:value="129.6" table:style-name="ce8">
            <text:p>129.6</text:p>
          </table:table-cell>
          <table:table-cell office:value-type="float" office:value="1.9" table:style-name="ce8">
            <text:p>1.9</text:p>
          </table:table-cell>
          <table:table-cell office:value-type="float" office:value="29.9" table:style-name="ce8">
            <text:p>29.9</text:p>
          </table:table-cell>
          <table:table-cell office:value-type="float" office:value="28.6" table:number-columns-spanned="2" table:number-rows-spanned="1" table:style-name="ce37">
            <text:p>28.6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Oberösterreich</text:span></text:p>
          </table:table-cell>
          <table:covered-table-cell table:number-columns-repeated="3"/>
          <table:table-cell office:value-type="float" office:value="211.8" table:number-columns-spanned="2" table:number-rows-spanned="1" table:style-name="ce41">
            <text:p>211.8</text:p>
          </table:table-cell>
          <table:covered-table-cell/>
          <table:table-cell office:value-type="float" office:value="482.3" table:number-columns-spanned="2" table:number-rows-spanned="1" table:style-name="ce41">
            <text:p>482.3</text:p>
          </table:table-cell>
          <table:covered-table-cell/>
          <table:table-cell office:value-type="float" office:value="7.1" table:number-columns-spanned="2" table:number-rows-spanned="1" table:style-name="ce37">
            <text:p>7.1</text:p>
          </table:table-cell>
          <table:covered-table-cell/>
          <table:table-cell office:value-type="float" office:value="361.2" table:number-columns-spanned="2" table:number-rows-spanned="1" table:style-name="ce41">
            <text:p>361.2</text:p>
          </table:table-cell>
          <table:covered-table-cell/>
          <table:table-cell office:value-type="float" office:value="5.3" table:number-columns-spanned="2" table:number-rows-spanned="1" table:style-name="ce37">
            <text:p>5.3</text:p>
          </table:table-cell>
          <table:covered-table-cell/>
          <table:table-cell office:value-type="float" office:value="122.2" table:style-name="ce11">
            <text:p>122.2</text:p>
          </table:table-cell>
          <table:table-cell office:value-type="float" office:value="1.9" table:style-name="ce8">
            <text:p>1.9</text:p>
          </table:table-cell>
          <table:table-cell office:value-type="float" office:value="26.8" table:style-name="ce8">
            <text:p>26.8</text:p>
          </table:table-cell>
          <table:table-cell office:value-type="float" office:value="38.299999999999997" table:number-columns-spanned="2" table:number-rows-spanned="1" table:style-name="ce37">
            <text:p>38.3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Salzburg</text:span></text:p>
          </table:table-cell>
          <table:covered-table-cell table:number-columns-repeated="3"/>
          <table:table-cell office:value-type="float" office:value="83.2" table:number-columns-spanned="2" table:number-rows-spanned="1" table:style-name="ce41">
            <text:p>83.2</text:p>
          </table:table-cell>
          <table:covered-table-cell/>
          <table:table-cell office:value-type="float" office:value="573.20000000000005" table:number-columns-spanned="2" table:number-rows-spanned="1" table:style-name="ce41">
            <text:p>573.2</text:p>
          </table:table-cell>
          <table:covered-table-cell/>
          <table:table-cell office:value-type="float" office:value="9.1999999999999993" table:number-columns-spanned="2" table:number-rows-spanned="1" table:style-name="ce37">
            <text:p>9.2</text:p>
          </table:table-cell>
          <table:covered-table-cell/>
          <table:table-cell office:value-type="float" office:value="439.4" table:number-columns-spanned="2" table:number-rows-spanned="1" table:style-name="ce41">
            <text:p>439.4</text:p>
          </table:table-cell>
          <table:covered-table-cell/>
          <table:table-cell office:value-type="float" office:value="7" table:number-columns-spanned="2" table:number-rows-spanned="1" table:style-name="ce37">
            <text:p>7.0</text:p>
          </table:table-cell>
          <table:covered-table-cell/>
          <table:table-cell office:value-type="float" office:value="134.80000000000001" table:style-name="ce11">
            <text:p>134.8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25.2" table:style-name="ce11">
            <text:p>25.2</text:p>
          </table:table-cell>
          <table:table-cell office:value-type="float" office:value="37" table:number-columns-spanned="2" table:number-rows-spanned="1" table:style-name="ce41">
            <text:p>37.0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Steiermark</text:span></text:p>
          </table:table-cell>
          <table:covered-table-cell table:number-columns-repeated="3"/>
          <table:table-cell office:value-type="float" office:value="183.6" table:number-columns-spanned="2" table:number-rows-spanned="1" table:style-name="ce41">
            <text:p>183.6</text:p>
          </table:table-cell>
          <table:covered-table-cell/>
          <table:table-cell office:value-type="float" office:value="462.1" table:number-columns-spanned="2" table:number-rows-spanned="1" table:style-name="ce41">
            <text:p>462.1</text:p>
          </table:table-cell>
          <table:covered-table-cell/>
          <table:table-cell office:value-type="float" office:value="7.2" table:number-columns-spanned="2" table:number-rows-spanned="1" table:style-name="ce37">
            <text:p>7.2</text:p>
          </table:table-cell>
          <table:covered-table-cell/>
          <table:table-cell office:value-type="float" office:value="345.5" table:number-columns-spanned="2" table:number-rows-spanned="1" table:style-name="ce37">
            <text:p>345.5</text:p>
          </table:table-cell>
          <table:covered-table-cell/>
          <table:table-cell office:value-type="float" office:value="5.3" table:number-columns-spanned="2" table:number-rows-spanned="1" table:style-name="ce37">
            <text:p>5.3</text:p>
          </table:table-cell>
          <table:covered-table-cell/>
          <table:table-cell office:value-type="float" office:value="117.3" table:style-name="ce11">
            <text:p>117.3</text:p>
          </table:table-cell>
          <table:table-cell office:value-type="float" office:value="1.9" table:style-name="ce8">
            <text:p>1.9</text:p>
          </table:table-cell>
          <table:table-cell office:value-type="float" office:value="27.2" table:style-name="ce11">
            <text:p>27.2</text:p>
          </table:table-cell>
          <table:table-cell office:value-type="float" office:value="33.1" table:number-columns-spanned="2" table:number-rows-spanned="1" table:style-name="ce37">
            <text:p>33.1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Tirol</text:span></text:p>
          </table:table-cell>
          <table:covered-table-cell table:number-columns-repeated="3"/>
          <table:table-cell office:value-type="float" office:value="108.3" table:number-columns-spanned="2" table:number-rows-spanned="1" table:style-name="ce41">
            <text:p>108.3</text:p>
          </table:table-cell>
          <table:covered-table-cell/>
          <table:table-cell office:value-type="float" office:value="560.5" table:number-columns-spanned="2" table:number-rows-spanned="1" table:style-name="ce37">
            <text:p>560.5</text:p>
          </table:table-cell>
          <table:covered-table-cell/>
          <table:table-cell office:value-type="float" office:value="8.5" table:number-columns-spanned="2" table:number-rows-spanned="1" table:style-name="ce37">
            <text:p>8.5</text:p>
          </table:table-cell>
          <table:covered-table-cell/>
          <table:table-cell office:value-type="float" office:value="444.2" table:number-columns-spanned="2" table:number-rows-spanned="1" table:style-name="ce37">
            <text:p>444.2</text:p>
          </table:table-cell>
          <table:covered-table-cell/>
          <table:table-cell office:value-type="float" office:value="6.7" table:number-columns-spanned="2" table:number-rows-spanned="1" table:style-name="ce37">
            <text:p>6.7</text:p>
          </table:table-cell>
          <table:covered-table-cell/>
          <table:table-cell office:value-type="float" office:value="117.5" table:style-name="ce11">
            <text:p>117.5</text:p>
          </table:table-cell>
          <table:table-cell office:value-type="float" office:value="1.8" table:style-name="ce8">
            <text:p>1.8</text:p>
          </table:table-cell>
          <table:table-cell office:value-type="float" office:value="23.4" table:style-name="ce11">
            <text:p>23.4</text:p>
          </table:table-cell>
          <table:table-cell office:value-type="float" office:value="39" table:number-columns-spanned="2" table:number-rows-spanned="1" table:style-name="ce37">
            <text:p>39.0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Vorarlberg</text:span></text:p>
          </table:table-cell>
          <table:covered-table-cell table:number-columns-repeated="3"/>
          <table:table-cell office:value-type="float" office:value="54.2" table:number-columns-spanned="2" table:number-rows-spanned="1" table:style-name="ce37">
            <text:p>54.2</text:p>
          </table:table-cell>
          <table:covered-table-cell/>
          <table:table-cell office:value-type="float" office:value="594.1" table:number-columns-spanned="2" table:number-rows-spanned="1" table:style-name="ce41">
            <text:p>594.1</text:p>
          </table:table-cell>
          <table:covered-table-cell/>
          <table:table-cell office:value-type="float" office:value="8.8000000000000007" table:number-columns-spanned="2" table:number-rows-spanned="1" table:style-name="ce37">
            <text:p>8.8</text:p>
          </table:table-cell>
          <table:covered-table-cell/>
          <table:table-cell office:value-type="float" office:value="478.4" table:number-columns-spanned="2" table:number-rows-spanned="1" table:style-name="ce41">
            <text:p>478.4</text:p>
          </table:table-cell>
          <table:covered-table-cell/>
          <table:table-cell office:value-type="float" office:value="7.1" table:number-columns-spanned="2" table:number-rows-spanned="1" table:style-name="ce37">
            <text:p>7.1</text:p>
          </table:table-cell>
          <table:covered-table-cell/>
          <table:table-cell office:value-type="float" office:value="117.3" table:style-name="ce11">
            <text:p>117.3</text:p>
          </table:table-cell>
          <table:table-cell office:value-type="float" office:value="1.8" table:style-name="ce8">
            <text:p>1.8</text:p>
          </table:table-cell>
          <table:table-cell office:value-type="float" office:value="21" table:style-name="ce11">
            <text:p>21.0</text:p>
          </table:table-cell>
          <table:table-cell office:value-type="float" office:value="38.200000000000003" table:number-columns-spanned="2" table:number-rows-spanned="1" table:style-name="ce37">
            <text:p>38.2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6">
            <text:p><text:span text:style-name="T2">Wien</text:span></text:p>
          </table:table-cell>
          <table:covered-table-cell table:number-columns-repeated="3"/>
          <table:table-cell office:value-type="float" office:value="690.8" table:number-columns-spanned="2" table:number-rows-spanned="1" table:style-name="ce37">
            <text:p>690.8</text:p>
          </table:table-cell>
          <table:covered-table-cell/>
          <table:table-cell office:value-type="float" office:value="523.9" table:number-columns-spanned="2" table:number-rows-spanned="1" table:style-name="ce37">
            <text:p>523.9</text:p>
          </table:table-cell>
          <table:covered-table-cell/>
          <table:table-cell office:value-type="float" office:value="8" table:number-columns-spanned="2" table:number-rows-spanned="1" table:style-name="ce37">
            <text:p>8.0</text:p>
          </table:table-cell>
          <table:covered-table-cell/>
          <table:table-cell office:value-type="float" office:value="375.1" table:number-columns-spanned="2" table:number-rows-spanned="1" table:style-name="ce41">
            <text:p>375.1</text:p>
          </table:table-cell>
          <table:covered-table-cell/>
          <table:table-cell office:value-type="float" office:value="5.7" table:number-columns-spanned="2" table:number-rows-spanned="1" table:style-name="ce37">
            <text:p>5.7</text:p>
          </table:table-cell>
          <table:covered-table-cell/>
          <table:table-cell office:value-type="float" office:value="149.69999999999999" table:style-name="ce11">
            <text:p>149.7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32.299999999999997" table:style-name="ce8">
            <text:p>32.3</text:p>
          </table:table-cell>
          <table:table-cell office:value-type="float" office:value="59.3" table:number-columns-spanned="2" table:number-rows-spanned="1" table:style-name="ce37">
            <text:p>59.3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36">
            <text:p><text:span text:style-name="T2">Bauperiode</text:span></text:p>
          </table:table-cell>
          <table:covered-table-cell table:number-columns-repeated="3"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repeated="3" table:style-name="ce9"/>
          <table:table-cell table:number-columns-spanned="2" table:number-rows-spanned="1" table:style-name="ce39"/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vor 1919</text:span></text:p>
          </table:table-cell>
          <table:covered-table-cell table:number-columns-repeated="3"/>
          <table:table-cell office:value-type="float" office:value="277.5" table:number-columns-spanned="2" table:number-rows-spanned="1" table:style-name="ce41">
            <text:p>277.5</text:p>
          </table:table-cell>
          <table:covered-table-cell/>
          <table:table-cell office:value-type="float" office:value="564.6" table:number-columns-spanned="2" table:number-rows-spanned="1" table:style-name="ce37">
            <text:p>564.6</text:p>
          </table:table-cell>
          <table:covered-table-cell/>
          <table:table-cell office:value-type="float" office:value="8" table:number-columns-spanned="2" table:number-rows-spanned="1" table:style-name="ce37">
            <text:p>8.0</text:p>
          </table:table-cell>
          <table:covered-table-cell/>
          <table:table-cell office:value-type="float" office:value="419.5" table:number-columns-spanned="2" table:number-rows-spanned="1" table:style-name="ce41">
            <text:p>419.5</text:p>
          </table:table-cell>
          <table:covered-table-cell/>
          <table:table-cell office:value-type="float" office:value="5.9" table:number-columns-spanned="2" table:number-rows-spanned="1" table:style-name="ce37">
            <text:p>5.9</text:p>
          </table:table-cell>
          <table:covered-table-cell/>
          <table:table-cell office:value-type="float" office:value="146.30000000000001" table:style-name="ce11">
            <text:p>146.3</text:p>
          </table:table-cell>
          <table:table-cell office:value-type="float" office:value="2.1" table:style-name="ce8">
            <text:p>2.1</text:p>
          </table:table-cell>
          <table:table-cell office:value-type="float" office:value="30.2" table:style-name="ce8">
            <text:p>30.2</text:p>
          </table:table-cell>
          <table:table-cell office:value-type="float" office:value="51.2" table:number-columns-spanned="2" table:number-rows-spanned="1" table:style-name="ce41">
            <text:p>51.2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1919 bis 1944</text:span></text:p>
          </table:table-cell>
          <table:covered-table-cell table:number-columns-repeated="3"/>
          <table:table-cell office:value-type="float" office:value="146.80000000000001" table:number-columns-spanned="2" table:number-rows-spanned="1" table:style-name="ce41">
            <text:p>146.8</text:p>
          </table:table-cell>
          <table:covered-table-cell/>
          <table:table-cell office:value-type="float" office:value="425.7" table:number-columns-spanned="2" table:number-rows-spanned="1" table:style-name="ce41">
            <text:p>425.7</text:p>
          </table:table-cell>
          <table:covered-table-cell/>
          <table:table-cell office:value-type="float" office:value="7" table:number-columns-spanned="2" table:number-rows-spanned="1" table:style-name="ce37">
            <text:p>7.0</text:p>
          </table:table-cell>
          <table:covered-table-cell/>
          <table:table-cell office:value-type="float" office:value="306.5" table:number-columns-spanned="2" table:number-rows-spanned="1" table:style-name="ce37">
            <text:p>306.5</text:p>
          </table:table-cell>
          <table:covered-table-cell/>
          <table:table-cell office:value-type="float" office:value="5" table:number-columns-spanned="2" table:number-rows-spanned="1" table:style-name="ce37">
            <text:p>5.0</text:p>
          </table:table-cell>
          <table:covered-table-cell/>
          <table:table-cell office:value-type="float" office:value="120.3" table:style-name="ce11">
            <text:p>120.3</text:p>
          </table:table-cell>
          <table:table-cell office:value-type="float" office:value="2.1" table:style-name="ce8">
            <text:p>2.1</text:p>
          </table:table-cell>
          <table:table-cell office:value-type="float" office:value="32.299999999999997" table:style-name="ce8">
            <text:p>32.3</text:p>
          </table:table-cell>
          <table:table-cell office:value-type="float" office:value="36.700000000000003" table:number-columns-spanned="2" table:number-rows-spanned="1" table:style-name="ce37">
            <text:p>36.7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1945 bis 1960</text:span></text:p>
          </table:table-cell>
          <table:covered-table-cell table:number-columns-repeated="3"/>
          <table:table-cell office:value-type="float" office:value="217.6" table:number-columns-spanned="2" table:number-rows-spanned="1" table:style-name="ce41">
            <text:p>217.6</text:p>
          </table:table-cell>
          <table:covered-table-cell/>
          <table:table-cell office:value-type="float" office:value="411.2" table:number-columns-spanned="2" table:number-rows-spanned="1" table:style-name="ce41">
            <text:p>411.2</text:p>
          </table:table-cell>
          <table:covered-table-cell/>
          <table:table-cell office:value-type="float" office:value="6.9" table:number-columns-spanned="2" table:number-rows-spanned="1" table:style-name="ce37">
            <text:p>6.9</text:p>
          </table:table-cell>
          <table:covered-table-cell/>
          <table:table-cell office:value-type="float" office:value="295" table:number-columns-spanned="2" table:number-rows-spanned="1" table:style-name="ce41">
            <text:p>295.0</text:p>
          </table:table-cell>
          <table:covered-table-cell/>
          <table:table-cell office:value-type="float" office:value="4.9000000000000004" table:number-columns-spanned="2" table:number-rows-spanned="1" table:style-name="ce37">
            <text:p>4.9</text:p>
          </table:table-cell>
          <table:covered-table-cell/>
          <table:table-cell office:value-type="float" office:value="117.7" table:style-name="ce11">
            <text:p>117.7</text:p>
          </table:table-cell>
          <table:table-cell office:value-type="float" office:value="2" table:style-name="ce8">
            <text:p>2.0</text:p>
          </table:table-cell>
          <table:table-cell office:value-type="float" office:value="31.4" table:style-name="ce11">
            <text:p>31.4</text:p>
          </table:table-cell>
          <table:table-cell office:value-type="float" office:value="34.4" table:number-columns-spanned="2" table:number-rows-spanned="1" table:style-name="ce37">
            <text:p>34.4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1961 bis 1970</text:span></text:p>
          </table:table-cell>
          <table:covered-table-cell table:number-columns-repeated="3"/>
          <table:table-cell office:value-type="float" office:value="235.1" table:number-columns-spanned="2" table:number-rows-spanned="1" table:style-name="ce41">
            <text:p>235.1</text:p>
          </table:table-cell>
          <table:covered-table-cell/>
          <table:table-cell office:value-type="float" office:value="433.6" table:number-columns-spanned="2" table:number-rows-spanned="1" table:style-name="ce41">
            <text:p>433.6</text:p>
          </table:table-cell>
          <table:covered-table-cell/>
          <table:table-cell office:value-type="float" office:value="7.2" table:number-columns-spanned="2" table:number-rows-spanned="1" table:style-name="ce37">
            <text:p>7.2</text:p>
          </table:table-cell>
          <table:covered-table-cell/>
          <table:table-cell office:value-type="float" office:value="306" table:number-columns-spanned="2" table:number-rows-spanned="1" table:style-name="ce37">
            <text:p>306.0</text:p>
          </table:table-cell>
          <table:covered-table-cell/>
          <table:table-cell office:value-type="float" office:value="5" table:number-columns-spanned="2" table:number-rows-spanned="1" table:style-name="ce37">
            <text:p>5.0</text:p>
          </table:table-cell>
          <table:covered-table-cell/>
          <table:table-cell office:value-type="float" office:value="129.1" table:style-name="ce11">
            <text:p>129.1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32.1" table:style-name="ce8">
            <text:p>32.1</text:p>
          </table:table-cell>
          <table:table-cell office:value-type="float" office:value="31.7" table:number-columns-spanned="2" table:number-rows-spanned="1" table:style-name="ce41">
            <text:p>31.7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1971 bis 1980</text:span></text:p>
          </table:table-cell>
          <table:covered-table-cell table:number-columns-repeated="3"/>
          <table:table-cell office:value-type="float" office:value="187" table:number-columns-spanned="2" table:number-rows-spanned="1" table:style-name="ce41">
            <text:p>187.0</text:p>
          </table:table-cell>
          <table:covered-table-cell/>
          <table:table-cell office:value-type="float" office:value="496.3" table:number-columns-spanned="2" table:number-rows-spanned="1" table:style-name="ce41">
            <text:p>496.3</text:p>
          </table:table-cell>
          <table:covered-table-cell/>
          <table:table-cell office:value-type="float" office:value="7.4" table:number-columns-spanned="2" table:number-rows-spanned="1" table:style-name="ce37">
            <text:p>7.4</text:p>
          </table:table-cell>
          <table:covered-table-cell/>
          <table:table-cell office:value-type="float" office:value="354.8" table:number-columns-spanned="2" table:number-rows-spanned="1" table:style-name="ce37">
            <text:p>354.8</text:p>
          </table:table-cell>
          <table:covered-table-cell/>
          <table:table-cell office:value-type="float" office:value="5.3" table:number-columns-spanned="2" table:number-rows-spanned="1" table:style-name="ce37">
            <text:p>5.3</text:p>
          </table:table-cell>
          <table:covered-table-cell/>
          <table:table-cell office:value-type="float" office:value="142" table:style-name="ce11">
            <text:p>142.0</text:p>
          </table:table-cell>
          <table:table-cell office:value-type="float" office:value="2.1" table:style-name="ce8">
            <text:p>2.1</text:p>
          </table:table-cell>
          <table:table-cell office:value-type="float" office:value="30" table:style-name="ce8">
            <text:p>30.0</text:p>
          </table:table-cell>
          <table:table-cell office:value-type="float" office:value="37.4" table:number-columns-spanned="2" table:number-rows-spanned="1" table:style-name="ce41">
            <text:p>37.4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1981 bis 1990</text:span></text:p>
          </table:table-cell>
          <table:covered-table-cell table:number-columns-repeated="3"/>
          <table:table-cell office:value-type="float" office:value="128.80000000000001" table:number-columns-spanned="2" table:number-rows-spanned="1" table:style-name="ce41">
            <text:p>128.8</text:p>
          </table:table-cell>
          <table:covered-table-cell/>
          <table:table-cell office:value-type="float" office:value="543.70000000000005" table:number-columns-spanned="2" table:number-rows-spanned="1" table:style-name="ce37">
            <text:p>543.7</text:p>
          </table:table-cell>
          <table:covered-table-cell/>
          <table:table-cell office:value-type="float" office:value="7.8" table:number-columns-spanned="2" table:number-rows-spanned="1" table:style-name="ce37">
            <text:p>7.8</text:p>
          </table:table-cell>
          <table:covered-table-cell/>
          <table:table-cell office:value-type="float" office:value="405.8" table:number-columns-spanned="2" table:number-rows-spanned="1" table:style-name="ce41">
            <text:p>405.8</text:p>
          </table:table-cell>
          <table:covered-table-cell/>
          <table:table-cell office:value-type="float" office:value="5.8" table:number-columns-spanned="2" table:number-rows-spanned="1" table:style-name="ce37">
            <text:p>5.8</text:p>
          </table:table-cell>
          <table:covered-table-cell/>
          <table:table-cell office:value-type="float" office:value="139" table:style-name="ce11">
            <text:p>139.0</text:p>
          </table:table-cell>
          <table:table-cell office:value-type="float" office:value="2" table:style-name="ce8">
            <text:p>2.0</text:p>
          </table:table-cell>
          <table:table-cell office:value-type="float" office:value="26.6" table:style-name="ce8">
            <text:p>26.6</text:p>
          </table:table-cell>
          <table:table-cell office:value-type="float" office:value="41.9" table:number-columns-spanned="2" table:number-rows-spanned="1" table:style-name="ce41">
            <text:p>41.9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1991 bis 2000</text:span></text:p>
          </table:table-cell>
          <table:covered-table-cell table:number-columns-repeated="3"/>
          <table:table-cell office:value-type="float" office:value="163.1" table:number-columns-spanned="2" table:number-rows-spanned="1" table:style-name="ce41">
            <text:p>163.1</text:p>
          </table:table-cell>
          <table:covered-table-cell/>
          <table:table-cell office:value-type="float" office:value="549.5" table:number-columns-spanned="2" table:number-rows-spanned="1" table:style-name="ce37">
            <text:p>549.5</text:p>
          </table:table-cell>
          <table:covered-table-cell/>
          <table:table-cell office:value-type="float" office:value="8" table:number-columns-spanned="2" table:number-rows-spanned="1" table:style-name="ce37">
            <text:p>8.0</text:p>
          </table:table-cell>
          <table:covered-table-cell/>
          <table:table-cell office:value-type="float" office:value="412.4" table:number-columns-spanned="2" table:number-rows-spanned="1" table:style-name="ce41">
            <text:p>412.4</text:p>
          </table:table-cell>
          <table:covered-table-cell/>
          <table:table-cell office:value-type="float" office:value="6" table:number-columns-spanned="2" table:number-rows-spanned="1" table:style-name="ce37">
            <text:p>6.0</text:p>
          </table:table-cell>
          <table:covered-table-cell/>
          <table:table-cell office:value-type="float" office:value="137.4" table:style-name="ce11">
            <text:p>137.4</text:p>
          </table:table-cell>
          <table:table-cell office:value-type="float" office:value="2" table:style-name="ce8">
            <text:p>2.0</text:p>
          </table:table-cell>
          <table:table-cell office:value-type="float" office:value="26.3" table:style-name="ce8">
            <text:p>26.3</text:p>
          </table:table-cell>
          <table:table-cell office:value-type="float" office:value="42.2" table:number-columns-spanned="2" table:number-rows-spanned="1" table:style-name="ce41">
            <text:p>42.2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6">
            <text:p><text:span text:style-name="T2">2001 und später</text:span></text:p>
          </table:table-cell>
          <table:covered-table-cell table:number-columns-repeated="3"/>
          <table:table-cell office:value-type="float" office:value="276.2" table:number-columns-spanned="2" table:number-rows-spanned="1" table:style-name="ce41">
            <text:p>276.2</text:p>
          </table:table-cell>
          <table:covered-table-cell/>
          <table:table-cell office:value-type="float" office:value="588.79999999999995" table:number-columns-spanned="2" table:number-rows-spanned="1" table:style-name="ce37">
            <text:p>588.8</text:p>
          </table:table-cell>
          <table:covered-table-cell/>
          <table:table-cell office:value-type="float" office:value="8.4" table:number-columns-spanned="2" table:number-rows-spanned="1" table:style-name="ce37">
            <text:p>8.4</text:p>
          </table:table-cell>
          <table:covered-table-cell/>
          <table:table-cell office:value-type="float" office:value="456.9" table:number-columns-spanned="2" table:number-rows-spanned="1" table:style-name="ce41">
            <text:p>456.9</text:p>
          </table:table-cell>
          <table:covered-table-cell/>
          <table:table-cell office:value-type="float" office:value="6.5" table:number-columns-spanned="2" table:number-rows-spanned="1" table:style-name="ce37">
            <text:p>6.5</text:p>
          </table:table-cell>
          <table:covered-table-cell/>
          <table:table-cell office:value-type="float" office:value="132.6" table:style-name="ce11">
            <text:p>132.6</text:p>
          </table:table-cell>
          <table:table-cell office:value-type="float" office:value="1.9" table:style-name="ce8">
            <text:p>1.9</text:p>
          </table:table-cell>
          <table:table-cell office:value-type="float" office:value="23.9" table:style-name="ce11">
            <text:p>23.9</text:p>
          </table:table-cell>
          <table:table-cell office:value-type="float" office:value="44.4" table:number-columns-spanned="2" table:number-rows-spanned="1" table:style-name="ce37">
            <text:p>44.4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36">
            <text:p><text:span text:style-name="T2">Ausstattungskategorie</text:span></text:p>
          </table:table-cell>
          <table:covered-table-cell table:number-columns-repeated="3"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repeated="3" table:style-name="ce9"/>
          <table:table-cell table:number-columns-spanned="2" table:number-rows-spanned="1" table:style-name="ce39"/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Kategorle A</text:span></text:p>
          </table:table-cell>
          <table:covered-table-cell table:number-columns-repeated="3"/>
          <table:table-cell office:value-type="float" office:value="1511.2" table:number-columns-spanned="2" table:number-rows-spanned="1" table:style-name="ce42">
            <text:p>1,511.2</text:p>
          </table:table-cell>
          <table:covered-table-cell/>
          <table:table-cell office:value-type="float" office:value="520.9" table:number-columns-spanned="2" table:number-rows-spanned="1" table:style-name="ce37">
            <text:p>520.9</text:p>
          </table:table-cell>
          <table:covered-table-cell/>
          <table:table-cell office:value-type="float" office:value="7.8" table:number-columns-spanned="2" table:number-rows-spanned="1" table:style-name="ce37">
            <text:p>7.8</text:p>
          </table:table-cell>
          <table:covered-table-cell/>
          <table:table-cell office:value-type="float" office:value="385.7" table:number-columns-spanned="2" table:number-rows-spanned="1" table:style-name="ce41">
            <text:p>385.7</text:p>
          </table:table-cell>
          <table:covered-table-cell/>
          <table:table-cell office:value-type="float" office:value="5.7" table:number-columns-spanned="2" table:number-rows-spanned="1" table:style-name="ce37">
            <text:p>5.7</text:p>
          </table:table-cell>
          <table:covered-table-cell/>
          <table:table-cell office:value-type="float" office:value="136.1" table:style-name="ce11">
            <text:p>136.1</text:p>
          </table:table-cell>
          <table:table-cell office:value-type="float" office:value="2.1" table:style-name="ce8">
            <text:p>2.1</text:p>
          </table:table-cell>
          <table:table-cell office:value-type="float" office:value="28.6" table:style-name="ce11">
            <text:p>28.6</text:p>
          </table:table-cell>
          <table:table-cell office:value-type="float" office:value="41.4" table:number-columns-spanned="2" table:number-rows-spanned="1" table:style-name="ce41">
            <text:p>41.4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Kategorie B</text:span></text:p>
          </table:table-cell>
          <table:covered-table-cell table:number-columns-repeated="3"/>
          <table:table-cell office:value-type="float" office:value="82.9" table:number-columns-spanned="2" table:number-rows-spanned="1" table:style-name="ce41">
            <text:p>82.9</text:p>
          </table:table-cell>
          <table:covered-table-cell/>
          <table:table-cell office:value-type="float" office:value="349.6" table:number-columns-spanned="2" table:number-rows-spanned="1" table:style-name="ce37">
            <text:p>349.6</text:p>
          </table:table-cell>
          <table:covered-table-cell/>
          <table:table-cell office:value-type="float" office:value="5.8" table:number-columns-spanned="2" table:number-rows-spanned="1" table:style-name="ce37">
            <text:p>5.8</text:p>
          </table:table-cell>
          <table:covered-table-cell/>
          <table:table-cell office:value-type="float" office:value="250" table:number-columns-spanned="2" table:number-rows-spanned="1" table:style-name="ce41">
            <text:p>250.0</text:p>
          </table:table-cell>
          <table:covered-table-cell/>
          <table:table-cell office:value-type="float" office:value="4.0999999999999996" table:number-columns-spanned="2" table:number-rows-spanned="1" table:style-name="ce37">
            <text:p>4.1</text:p>
          </table:table-cell>
          <table:covered-table-cell/>
          <table:table-cell office:value-type="float" office:value="101.9" table:style-name="ce11">
            <text:p>101.9</text:p>
          </table:table-cell>
          <table:table-cell office:value-type="float" office:value="1.8" table:style-name="ce8">
            <text:p>1.8</text:p>
          </table:table-cell>
          <table:table-cell office:value-type="float" office:value="31.9" table:style-name="ce11">
            <text:p>31.9</text:p>
          </table:table-cell>
          <table:table-cell office:value-type="float" office:value="28" table:number-columns-spanned="2" table:number-rows-spanned="1" table:style-name="ce41">
            <text:p>28.0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Kategorie C</text:span></text:p>
          </table:table-cell>
          <table:covered-table-cell table:number-columns-repeated="3"/>
          <table:table-cell office:value-type="float" office:value="-5.2" table:number-columns-spanned="2" table:number-rows-spanned="1" table:style-name="ce43">
            <text:p>(5.2)</text:p>
          </table:table-cell>
          <table:covered-table-cell/>
          <table:table-cell office:value-type="float" office:value="-271.7" table:number-columns-spanned="2" table:number-rows-spanned="1" table:style-name="ce43">
            <text:p>(271.7)</text:p>
          </table:table-cell>
          <table:covered-table-cell/>
          <table:table-cell office:value-type="float" office:value="-5.6" table:number-columns-spanned="2" table:number-rows-spanned="1" table:style-name="ce43">
            <text:p>(5.6)</text:p>
          </table:table-cell>
          <table:covered-table-cell/>
          <table:table-cell office:value-type="float" office:value="-158.1" table:number-columns-spanned="2" table:number-rows-spanned="1" table:style-name="ce43">
            <text:p>(158.1)</text:p>
          </table:table-cell>
          <table:covered-table-cell/>
          <table:table-cell office:value-type="float" office:value="-3.2" table:number-columns-spanned="2" table:number-rows-spanned="1" table:style-name="ce43">
            <text:p>(3.2)</text:p>
          </table:table-cell>
          <table:covered-table-cell/>
          <table:table-cell office:value-type="float" office:value="-115.1" table:style-name="ce12">
            <text:p>(115.1)</text:p>
          </table:table-cell>
          <table:table-cell office:value-type="float" office:value="-2.4" table:style-name="ce12">
            <text:p>(2.4)</text:p>
          </table:table-cell>
          <table:table-cell office:value-type="float" office:value="-45.9" table:style-name="ce12">
            <text:p>(45.9)</text:p>
          </table:table-cell>
          <table:table-cell office:value-type="string" table:number-columns-spanned="2" table:number-rows-spanned="1" table:style-name="ce44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6">
            <text:p><text:span text:style-name="T2">Kategorie D</text:span></text:p>
          </table:table-cell>
          <table:covered-table-cell table:number-columns-repeated="3"/>
          <table:table-cell office:value-type="float" office:value="32.700000000000003" table:number-columns-spanned="2" table:number-rows-spanned="1" table:style-name="ce41">
            <text:p>32.7</text:p>
          </table:table-cell>
          <table:covered-table-cell/>
          <table:table-cell office:value-type="float" office:value="246.2" table:number-columns-spanned="2" table:number-rows-spanned="1" table:style-name="ce41">
            <text:p>246.2</text:p>
          </table:table-cell>
          <table:covered-table-cell/>
          <table:table-cell office:value-type="float" office:value="6.5" table:number-columns-spanned="2" table:number-rows-spanned="1" table:style-name="ce37">
            <text:p>6.5</text:p>
          </table:table-cell>
          <table:covered-table-cell/>
          <table:table-cell office:value-type="float" office:value="156.19999999999999" table:number-columns-spanned="2" table:number-rows-spanned="1" table:style-name="ce41">
            <text:p>156.2</text:p>
          </table:table-cell>
          <table:covered-table-cell/>
          <table:table-cell office:value-type="float" office:value="4.0999999999999996" table:number-columns-spanned="2" table:number-rows-spanned="1" table:style-name="ce37">
            <text:p>4.1</text:p>
          </table:table-cell>
          <table:covered-table-cell/>
          <table:table-cell office:value-type="float" office:value="91.6" table:style-name="ce11">
            <text:p>91.6</text:p>
          </table:table-cell>
          <table:table-cell office:value-type="float" office:value="2.4" table:style-name="ce8">
            <text:p>2.4</text:p>
          </table:table-cell>
          <table:table-cell office:value-type="float" office:value="41.7" table:style-name="ce11">
            <text:p>41.7</text:p>
          </table:table-cell>
          <table:table-cell office:value-type="string" table:number-columns-spanned="2" table:number-rows-spanned="1" table:style-name="ce44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11">
          <table:table-cell office:value-type="string" table:number-columns-spanned="4" table:number-rows-spanned="1" table:style-name="ce36">
            <text:p><text:span text:style-name="T2">Haushaltsgröla 1 Person</text:span></text:p>
          </table:table-cell>
          <table:covered-table-cell table:number-columns-repeated="3"/>
          <table:table-cell office:value-type="float" office:value="776.4" table:number-columns-spanned="2" table:number-rows-spanned="1" table:style-name="ce45">
            <text:p>776.4</text:p>
          </table:table-cell>
          <table:covered-table-cell/>
          <table:table-cell office:value-type="float" office:value="426.8" table:number-columns-spanned="2" table:number-rows-spanned="1" table:style-name="ce45">
            <text:p>426.8</text:p>
          </table:table-cell>
          <table:covered-table-cell/>
          <table:table-cell office:value-type="float" office:value="7.7" table:number-columns-spanned="2" table:number-rows-spanned="1" table:style-name="ce45">
            <text:p>7.7</text:p>
          </table:table-cell>
          <table:covered-table-cell/>
          <table:table-cell office:value-type="float" office:value="313.2" table:number-columns-spanned="2" table:number-rows-spanned="1" table:style-name="ce45">
            <text:p>313.2</text:p>
          </table:table-cell>
          <table:covered-table-cell/>
          <table:table-cell office:value-type="float" office:value="5.6" table:number-columns-spanned="2" table:number-rows-spanned="1" table:style-name="ce45">
            <text:p>5.6</text:p>
          </table:table-cell>
          <table:covered-table-cell/>
          <table:table-cell office:value-type="float" office:value="116.7" table:style-name="ce13">
            <text:p>116.7</text:p>
          </table:table-cell>
          <table:table-cell office:value-type="float" office:value="2.1" table:style-name="ce13">
            <text:p>2.1</text:p>
          </table:table-cell>
          <table:table-cell office:value-type="float" office:value="29.9" table:style-name="ce13">
            <text:p>29.9</text:p>
          </table:table-cell>
          <table:table-cell office:value-type="float" office:value="38.6" table:number-columns-spanned="2" table:number-rows-spanned="1" table:style-name="ce45">
            <text:p>38.6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2 Personen</text:span></text:p>
          </table:table-cell>
          <table:covered-table-cell table:number-columns-repeated="3"/>
          <table:table-cell office:value-type="float" office:value="446.3" table:number-columns-spanned="2" table:number-rows-spanned="1" table:style-name="ce37">
            <text:p>446.3</text:p>
          </table:table-cell>
          <table:covered-table-cell/>
          <table:table-cell office:value-type="float" office:value="524.6" table:number-columns-spanned="2" table:number-rows-spanned="1" table:style-name="ce37">
            <text:p>524.6</text:p>
          </table:table-cell>
          <table:covered-table-cell/>
          <table:table-cell office:value-type="float" office:value="7.6" table:number-columns-spanned="2" table:number-rows-spanned="1" table:style-name="ce37">
            <text:p>7.6</text:p>
          </table:table-cell>
          <table:covered-table-cell/>
          <table:table-cell office:value-type="float" office:value="386.9" table:number-columns-spanned="2" table:number-rows-spanned="1" table:style-name="ce37">
            <text:p>386.9</text:p>
          </table:table-cell>
          <table:covered-table-cell/>
          <table:table-cell office:value-type="float" office:value="5.6" table:number-columns-spanned="2" table:number-rows-spanned="1" table:style-name="ce37">
            <text:p>5.6</text:p>
          </table:table-cell>
          <table:covered-table-cell/>
          <table:table-cell office:value-type="float" office:value="138.4" table:style-name="ce8">
            <text:p>138.4</text:p>
          </table:table-cell>
          <table:table-cell office:value-type="float" office:value="2" table:style-name="ce8">
            <text:p>2.0</text:p>
          </table:table-cell>
          <table:table-cell office:value-type="float" office:value="29.1" table:style-name="ce8">
            <text:p>29.1</text:p>
          </table:table-cell>
          <table:table-cell office:value-type="float" office:value="42.1" table:number-columns-spanned="2" table:number-rows-spanned="1" table:style-name="ce37">
            <text:p>42.1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3 Personen</text:span></text:p>
          </table:table-cell>
          <table:covered-table-cell table:number-columns-repeated="3"/>
          <table:table-cell office:value-type="float" office:value="209.9" table:number-columns-spanned="2" table:number-rows-spanned="1" table:style-name="ce37">
            <text:p>209.9</text:p>
          </table:table-cell>
          <table:covered-table-cell/>
          <table:table-cell office:value-type="float" office:value="604.9" table:number-columns-spanned="2" table:number-rows-spanned="1" table:style-name="ce37">
            <text:p>604.9</text:p>
          </table:table-cell>
          <table:covered-table-cell/>
          <table:table-cell office:value-type="float" office:value="7.7" table:number-columns-spanned="2" table:number-rows-spanned="1" table:style-name="ce37">
            <text:p>7.7</text:p>
          </table:table-cell>
          <table:covered-table-cell/>
          <table:table-cell office:value-type="float" office:value="454.3" table:number-columns-spanned="2" table:number-rows-spanned="1" table:style-name="ce37">
            <text:p>454.3</text:p>
          </table:table-cell>
          <table:covered-table-cell/>
          <table:table-cell office:value-type="float" office:value="5.7" table:number-columns-spanned="2" table:number-rows-spanned="1" table:style-name="ce37">
            <text:p>5.7</text:p>
          </table:table-cell>
          <table:covered-table-cell/>
          <table:table-cell office:value-type="float" office:value="151.4" table:style-name="ce8">
            <text:p>151.4</text:p>
          </table:table-cell>
          <table:table-cell office:value-type="float" office:value="2" table:style-name="ce8">
            <text:p>2.0</text:p>
          </table:table-cell>
          <table:table-cell office:value-type="float" office:value="27.2" table:style-name="ce8">
            <text:p>27.2</text:p>
          </table:table-cell>
          <table:table-cell office:value-type="float" office:value="42.1" table:number-columns-spanned="2" table:number-rows-spanned="1" table:style-name="ce37">
            <text:p>42.1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4 Personen</text:span></text:p>
          </table:table-cell>
          <table:covered-table-cell table:number-columns-repeated="3"/>
          <table:table-cell office:value-type="float" office:value="127" table:number-columns-spanned="2" table:number-rows-spanned="1" table:style-name="ce37">
            <text:p>127.0</text:p>
          </table:table-cell>
          <table:covered-table-cell/>
          <table:table-cell office:value-type="float" office:value="643.70000000000005" table:number-columns-spanned="2" table:number-rows-spanned="1" table:style-name="ce37">
            <text:p>643.7</text:p>
          </table:table-cell>
          <table:covered-table-cell/>
          <table:table-cell office:value-type="float" office:value="7.6" table:number-columns-spanned="2" table:number-rows-spanned="1" table:style-name="ce37">
            <text:p>7.6</text:p>
          </table:table-cell>
          <table:covered-table-cell/>
          <table:table-cell office:value-type="float" office:value="481.9" table:number-columns-spanned="2" table:number-rows-spanned="1" table:style-name="ce37">
            <text:p>481.9</text:p>
          </table:table-cell>
          <table:covered-table-cell/>
          <table:table-cell office:value-type="float" office:value="5.7" table:number-columns-spanned="2" table:number-rows-spanned="1" table:style-name="ce37">
            <text:p>5.7</text:p>
          </table:table-cell>
          <table:covered-table-cell/>
          <table:table-cell office:value-type="float" office:value="162.6" table:style-name="ce8">
            <text:p>162.6</text:p>
          </table:table-cell>
          <table:table-cell office:value-type="float" office:value="2" table:style-name="ce8">
            <text:p>2.0</text:p>
          </table:table-cell>
          <table:table-cell office:value-type="float" office:value="27.4" table:style-name="ce8">
            <text:p>27.4</text:p>
          </table:table-cell>
          <table:table-cell office:value-type="float" office:value="48.3" table:number-columns-spanned="2" table:number-rows-spanned="1" table:style-name="ce37">
            <text:p>48.3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6">
            <text:p><text:span text:style-name="T2">5 und mehr Personen</text:span></text:p>
          </table:table-cell>
          <table:covered-table-cell table:number-columns-repeated="3"/>
          <table:table-cell office:value-type="float" office:value="72.400000000000006" table:number-columns-spanned="2" table:number-rows-spanned="1" table:style-name="ce37">
            <text:p>72.4</text:p>
          </table:table-cell>
          <table:covered-table-cell/>
          <table:table-cell office:value-type="float" office:value="688.6" table:number-columns-spanned="2" table:number-rows-spanned="1" table:style-name="ce37">
            <text:p>688.6</text:p>
          </table:table-cell>
          <table:covered-table-cell/>
          <table:table-cell office:value-type="float" office:value="7.5" table:number-columns-spanned="2" table:number-rows-spanned="1" table:style-name="ce37">
            <text:p>7.5</text:p>
          </table:table-cell>
          <table:covered-table-cell/>
          <table:table-cell office:value-type="float" office:value="513.20000000000005" table:number-columns-spanned="2" table:number-rows-spanned="1" table:style-name="ce37">
            <text:p>513.2</text:p>
          </table:table-cell>
          <table:covered-table-cell/>
          <table:table-cell office:value-type="float" office:value="5.5" table:number-columns-spanned="2" table:number-rows-spanned="1" table:style-name="ce37">
            <text:p>5.5</text:p>
          </table:table-cell>
          <table:covered-table-cell/>
          <table:table-cell office:value-type="float" office:value="177.8" table:style-name="ce8">
            <text:p>177.8</text:p>
          </table:table-cell>
          <table:table-cell office:value-type="float" office:value="2" table:style-name="ce8">
            <text:p>2.0</text:p>
          </table:table-cell>
          <table:table-cell office:value-type="float" office:value="28" table:style-name="ce8">
            <text:p>28.0</text:p>
          </table:table-cell>
          <table:table-cell office:value-type="float" office:value="36.299999999999997" table:number-columns-spanned="2" table:number-rows-spanned="1" table:style-name="ce37">
            <text:p>36.3</text:p>
          </table:table-cell>
          <table:covered-table-cell/>
          <table:table-cell table:number-columns-repeated="16365"/>
        </table:table-row>
        <table:table-row table:style-name="ro11">
          <table:table-cell office:value-type="string" table:number-columns-spanned="4" table:number-rows-spanned="1" table:style-name="ce36">
            <text:p><text:span text:style-name="T2">Famlllenhaushalte Einfamilienhaushalte</text:span></text:p>
          </table:table-cell>
          <table:covered-table-cell table:number-columns-repeated="3"/>
          <table:table-cell office:value-type="float" office:value="777.1" table:number-columns-spanned="2" table:number-rows-spanned="1" table:style-name="ce45">
            <text:p>777.1</text:p>
          </table:table-cell>
          <table:covered-table-cell/>
          <table:table-cell office:value-type="float" office:value="567.5" table:number-columns-spanned="2" table:number-rows-spanned="1" table:style-name="ce45">
            <text:p>567.5</text:p>
          </table:table-cell>
          <table:covered-table-cell/>
          <table:table-cell office:value-type="float" office:value="7.5" table:number-columns-spanned="2" table:number-rows-spanned="1" table:style-name="ce45">
            <text:p>7.5</text:p>
          </table:table-cell>
          <table:covered-table-cell/>
          <table:table-cell office:value-type="float" office:value="420.2" table:number-columns-spanned="2" table:number-rows-spanned="1" table:style-name="ce45">
            <text:p>420.2</text:p>
          </table:table-cell>
          <table:covered-table-cell/>
          <table:table-cell office:value-type="float" office:value="5.5" table:number-columns-spanned="2" table:number-rows-spanned="1" table:style-name="ce45">
            <text:p>5.5</text:p>
          </table:table-cell>
          <table:covered-table-cell/>
          <table:table-cell office:value-type="float" office:value="148.19999999999999" table:style-name="ce13">
            <text:p>148.2</text:p>
          </table:table-cell>
          <table:table-cell office:value-type="float" office:value="2" table:style-name="ce13">
            <text:p>2.0</text:p>
          </table:table-cell>
          <table:table-cell office:value-type="float" office:value="28.5" table:style-name="ce13">
            <text:p>28.5</text:p>
          </table:table-cell>
          <table:table-cell office:value-type="float" office:value="42.5" table:number-columns-spanned="2" table:number-rows-spanned="1" table:style-name="ce45">
            <text:p>42.5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(Ehe-)Paar ohne Kind(-er)</text:span></text:p>
          </table:table-cell>
          <table:covered-table-cell table:number-columns-repeated="3"/>
          <table:table-cell office:value-type="float" office:value="319.8" table:number-columns-spanned="2" table:number-rows-spanned="1" table:style-name="ce37">
            <text:p>319.8</text:p>
          </table:table-cell>
          <table:covered-table-cell/>
          <table:table-cell office:value-type="float" office:value="524.70000000000005" table:number-columns-spanned="2" table:number-rows-spanned="1" table:style-name="ce37">
            <text:p>524.7</text:p>
          </table:table-cell>
          <table:covered-table-cell/>
          <table:table-cell office:value-type="float" office:value="7.4" table:number-columns-spanned="2" table:number-rows-spanned="1" table:style-name="ce37">
            <text:p>7.4</text:p>
          </table:table-cell>
          <table:covered-table-cell/>
          <table:table-cell office:value-type="float" office:value="386.7" table:number-columns-spanned="2" table:number-rows-spanned="1" table:style-name="ce37">
            <text:p>386.7</text:p>
          </table:table-cell>
          <table:covered-table-cell/>
          <table:table-cell office:value-type="float" office:value="5.4" table:number-columns-spanned="2" table:number-rows-spanned="1" table:style-name="ce37">
            <text:p>5.4</text:p>
          </table:table-cell>
          <table:covered-table-cell/>
          <table:table-cell office:value-type="float" office:value="138.69999999999999" table:style-name="ce8">
            <text:p>138.7</text:p>
          </table:table-cell>
          <table:table-cell office:value-type="float" office:value="2" table:style-name="ce8">
            <text:p>2.0</text:p>
          </table:table-cell>
          <table:table-cell office:value-type="float" office:value="29.4" table:style-name="ce8">
            <text:p>29.4</text:p>
          </table:table-cell>
          <table:table-cell office:value-type="float" office:value="42.8" table:number-columns-spanned="2" table:number-rows-spanned="1" table:style-name="ce37">
            <text:p>42.8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(Ehe-)Paar mit Kind(-em)</text:span></text:p>
          </table:table-cell>
          <table:covered-table-cell table:number-columns-repeated="3"/>
          <table:table-cell office:value-type="float" office:value="318" table:number-columns-spanned="2" table:number-rows-spanned="1" table:style-name="ce37">
            <text:p>318.0</text:p>
          </table:table-cell>
          <table:covered-table-cell/>
          <table:table-cell office:value-type="float" office:value="621.29999999999995" table:number-columns-spanned="2" table:number-rows-spanned="1" table:style-name="ce37">
            <text:p>621.3</text:p>
          </table:table-cell>
          <table:covered-table-cell/>
          <table:table-cell office:value-type="float" office:value="7.6" table:number-columns-spanned="2" table:number-rows-spanned="1" table:style-name="ce37">
            <text:p>7.6</text:p>
          </table:table-cell>
          <table:covered-table-cell/>
          <table:table-cell office:value-type="float" office:value="463.5" table:number-columns-spanned="2" table:number-rows-spanned="1" table:style-name="ce37">
            <text:p>463.5</text:p>
          </table:table-cell>
          <table:covered-table-cell/>
          <table:table-cell office:value-type="float" office:value="5.6" table:number-columns-spanned="2" table:number-rows-spanned="1" table:style-name="ce37">
            <text:p>5.6</text:p>
          </table:table-cell>
          <table:covered-table-cell/>
          <table:table-cell office:value-type="float" office:value="159" table:style-name="ce8">
            <text:p>159.0</text:p>
          </table:table-cell>
          <table:table-cell office:value-type="float" office:value="2" table:style-name="ce8">
            <text:p>2.0</text:p>
          </table:table-cell>
          <table:table-cell office:value-type="float" office:value="27.6" table:style-name="ce8">
            <text:p>27.6</text:p>
          </table:table-cell>
          <table:table-cell office:value-type="float" office:value="44.8" table:number-columns-spanned="2" table:number-rows-spanned="1" table:style-name="ce37">
            <text:p>44.8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Vater mit Kind(-em)</text:span></text:p>
          </table:table-cell>
          <table:covered-table-cell table:number-columns-repeated="3"/>
          <table:table-cell office:value-type="float" office:value="14.1" table:number-columns-spanned="2" table:number-rows-spanned="1" table:style-name="ce37">
            <text:p>14.1</text:p>
          </table:table-cell>
          <table:covered-table-cell/>
          <table:table-cell office:value-type="float" office:value="517.9" table:number-columns-spanned="2" table:number-rows-spanned="1" table:style-name="ce37">
            <text:p>517.9</text:p>
          </table:table-cell>
          <table:covered-table-cell/>
          <table:table-cell office:value-type="float" office:value="6.9" table:number-columns-spanned="2" table:number-rows-spanned="1" table:style-name="ce37">
            <text:p>6.9</text:p>
          </table:table-cell>
          <table:covered-table-cell/>
          <table:table-cell office:value-type="float" office:value="355.5" table:number-columns-spanned="2" table:number-rows-spanned="1" table:style-name="ce37">
            <text:p>355.5</text:p>
          </table:table-cell>
          <table:covered-table-cell/>
          <table:table-cell office:value-type="float" office:value="4.8" table:number-columns-spanned="2" table:number-rows-spanned="1" table:style-name="ce37">
            <text:p>4.8</text:p>
          </table:table-cell>
          <table:covered-table-cell/>
          <table:table-cell office:value-type="float" office:value="162.69999999999999" table:style-name="ce8">
            <text:p>162.7</text:p>
          </table:table-cell>
          <table:table-cell office:value-type="float" office:value="2.1" table:style-name="ce8">
            <text:p>2.1</text:p>
          </table:table-cell>
          <table:table-cell office:value-type="float" office:value="33.5" table:style-name="ce8">
            <text:p>33.5</text:p>
          </table:table-cell>
          <table:table-cell office:value-type="float" office:value="-40.200000000000003" table:number-columns-spanned="2" table:number-rows-spanned="1" table:style-name="ce43">
            <text:p>(40.2)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Mutter mit Kind(-em)</text:span></text:p>
          </table:table-cell>
          <table:covered-table-cell table:number-columns-repeated="3"/>
          <table:table-cell office:value-type="float" office:value="125.3" table:number-columns-spanned="2" table:number-rows-spanned="1" table:style-name="ce37">
            <text:p>125.3</text:p>
          </table:table-cell>
          <table:covered-table-cell/>
          <table:table-cell office:value-type="float" office:value="545.5" table:number-columns-spanned="2" table:number-rows-spanned="1" table:style-name="ce37">
            <text:p>545.5</text:p>
          </table:table-cell>
          <table:covered-table-cell/>
          <table:table-cell office:value-type="float" office:value="7.3" table:number-columns-spanned="2" table:number-rows-spanned="1" table:style-name="ce37">
            <text:p>7.3</text:p>
          </table:table-cell>
          <table:covered-table-cell/>
          <table:table-cell office:value-type="float" office:value="403.3" table:number-columns-spanned="2" table:number-rows-spanned="1" table:style-name="ce37">
            <text:p>403.3</text:p>
          </table:table-cell>
          <table:covered-table-cell/>
          <table:table-cell office:value-type="float" office:value="5.4" table:number-columns-spanned="2" table:number-rows-spanned="1" table:style-name="ce37">
            <text:p>5.4</text:p>
          </table:table-cell>
          <table:covered-table-cell/>
          <table:table-cell office:value-type="float" office:value="143.19999999999999" table:style-name="ce8">
            <text:p>143.2</text:p>
          </table:table-cell>
          <table:table-cell office:value-type="float" office:value="2" table:style-name="ce8">
            <text:p>2.0</text:p>
          </table:table-cell>
          <table:table-cell office:value-type="float" office:value="28.1" table:style-name="ce8">
            <text:p>28.1</text:p>
          </table:table-cell>
          <table:table-cell office:value-type="float" office:value="35.299999999999997" table:number-columns-spanned="2" table:number-rows-spanned="1" table:style-name="ce37">
            <text:p>35.3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6">
            <text:p><text:span text:style-name="T2">Mehrfamilienhaushalte</text:span></text:p>
          </table:table-cell>
          <table:covered-table-cell table:number-columns-repeated="3"/>
          <table:table-cell office:value-type="float" office:value="11.1" table:number-columns-spanned="2" table:number-rows-spanned="1" table:style-name="ce37">
            <text:p>11.1</text:p>
          </table:table-cell>
          <table:covered-table-cell/>
          <table:table-cell office:value-type="float" office:value="617" table:number-columns-spanned="2" table:number-rows-spanned="1" table:style-name="ce37">
            <text:p>617.0</text:p>
          </table:table-cell>
          <table:covered-table-cell/>
          <table:table-cell office:value-type="float" office:value="6.8" table:number-columns-spanned="2" table:number-rows-spanned="1" table:style-name="ce37">
            <text:p>6.8</text:p>
          </table:table-cell>
          <table:covered-table-cell/>
          <table:table-cell office:value-type="float" office:value="448.4" table:number-columns-spanned="2" table:number-rows-spanned="1" table:style-name="ce37">
            <text:p>448.4</text:p>
          </table:table-cell>
          <table:covered-table-cell/>
          <table:table-cell office:value-type="float" office:value="4.8" table:number-columns-spanned="2" table:number-rows-spanned="1" table:style-name="ce37">
            <text:p>4.8</text:p>
          </table:table-cell>
          <table:covered-table-cell/>
          <table:table-cell office:value-type="float" office:value="169" table:style-name="ce8">
            <text:p>169.0</text:p>
          </table:table-cell>
          <table:table-cell office:value-type="float" office:value="2" table:style-name="ce8">
            <text:p>2.0</text:p>
          </table:table-cell>
          <table:table-cell office:value-type="float" office:value="30.1" table:style-name="ce8">
            <text:p>30.1</text:p>
          </table:table-cell>
          <table:table-cell office:value-type="string" table:number-columns-spanned="2" table:number-rows-spanned="1" table:style-name="ce44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11">
          <table:table-cell office:value-type="string" table:number-columns-spanned="4" table:number-rows-spanned="1" table:style-name="ce36">
            <text:p><text:span text:style-name="T2">Nichtfamilienhaushalta Einpersonenhaushalte</text:span></text:p>
          </table:table-cell>
          <table:covered-table-cell table:number-columns-repeated="3"/>
          <table:table-cell office:value-type="float" office:value="776.4" table:number-columns-spanned="2" table:number-rows-spanned="1" table:style-name="ce45">
            <text:p>776.4</text:p>
          </table:table-cell>
          <table:covered-table-cell/>
          <table:table-cell office:value-type="float" office:value="426.8" table:number-columns-spanned="2" table:number-rows-spanned="1" table:style-name="ce45">
            <text:p>426.8</text:p>
          </table:table-cell>
          <table:covered-table-cell/>
          <table:table-cell office:value-type="float" office:value="7.7" table:number-columns-spanned="2" table:number-rows-spanned="1" table:style-name="ce45">
            <text:p>7.7</text:p>
          </table:table-cell>
          <table:covered-table-cell/>
          <table:table-cell office:value-type="float" office:value="313.2" table:number-columns-spanned="2" table:number-rows-spanned="1" table:style-name="ce45">
            <text:p>313.2</text:p>
          </table:table-cell>
          <table:covered-table-cell/>
          <table:table-cell office:value-type="float" office:value="5.6" table:number-columns-spanned="2" table:number-rows-spanned="1" table:style-name="ce45">
            <text:p>5.6</text:p>
          </table:table-cell>
          <table:covered-table-cell/>
          <table:table-cell office:value-type="float" office:value="116.7" table:style-name="ce13">
            <text:p>116.7</text:p>
          </table:table-cell>
          <table:table-cell office:value-type="float" office:value="2.1" table:style-name="ce13">
            <text:p>2.1</text:p>
          </table:table-cell>
          <table:table-cell office:value-type="float" office:value="29.9" table:style-name="ce13">
            <text:p>29.9</text:p>
          </table:table-cell>
          <table:table-cell office:value-type="float" office:value="38.6" table:number-columns-spanned="2" table:number-rows-spanned="1" table:style-name="ce45">
            <text:p>38.6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bis unter 30 Jahre</text:span></text:p>
          </table:table-cell>
          <table:covered-table-cell table:number-columns-repeated="3"/>
          <table:table-cell office:value-type="float" office:value="131.1" table:number-columns-spanned="2" table:number-rows-spanned="1" table:style-name="ce37">
            <text:p>131.1</text:p>
          </table:table-cell>
          <table:covered-table-cell/>
          <table:table-cell office:value-type="float" office:value="448.7" table:number-columns-spanned="2" table:number-rows-spanned="1" table:style-name="ce37">
            <text:p>448.7</text:p>
          </table:table-cell>
          <table:covered-table-cell/>
          <table:table-cell office:value-type="float" office:value="9.1" table:number-columns-spanned="2" table:number-rows-spanned="1" table:style-name="ce37">
            <text:p>9.1</text:p>
          </table:table-cell>
          <table:covered-table-cell/>
          <table:table-cell office:value-type="float" office:value="343.6" table:number-columns-spanned="2" table:number-rows-spanned="1" table:style-name="ce37">
            <text:p>343.6</text:p>
          </table:table-cell>
          <table:covered-table-cell/>
          <table:table-cell office:value-type="float" office:value="6.9" table:number-columns-spanned="2" table:number-rows-spanned="1" table:style-name="ce37">
            <text:p>6.9</text:p>
          </table:table-cell>
          <table:covered-table-cell/>
          <table:table-cell office:value-type="float" office:value="106" table:style-name="ce8">
            <text:p>106.0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25.2" table:style-name="ce8">
            <text:p>25.2</text:p>
          </table:table-cell>
          <table:table-cell office:value-type="float" office:value="38.6" table:number-columns-spanned="2" table:number-rows-spanned="1" table:style-name="ce37">
            <text:p>38.6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30 bis unter 60 Jahre</text:span></text:p>
          </table:table-cell>
          <table:covered-table-cell table:number-columns-repeated="3"/>
          <table:table-cell office:value-type="float" office:value="380.5" table:number-columns-spanned="2" table:number-rows-spanned="1" table:style-name="ce37">
            <text:p>380.5</text:p>
          </table:table-cell>
          <table:covered-table-cell/>
          <table:table-cell office:value-type="float" office:value="451.5" table:number-columns-spanned="2" table:number-rows-spanned="1" table:style-name="ce37">
            <text:p>451.5</text:p>
          </table:table-cell>
          <table:covered-table-cell/>
          <table:table-cell office:value-type="float" office:value="8" table:number-columns-spanned="2" table:number-rows-spanned="1" table:style-name="ce37">
            <text:p>8.0</text:p>
          </table:table-cell>
          <table:covered-table-cell/>
          <table:table-cell office:value-type="float" office:value="335.8" table:number-columns-spanned="2" table:number-rows-spanned="1" table:style-name="ce37">
            <text:p>335.8</text:p>
          </table:table-cell>
          <table:covered-table-cell/>
          <table:table-cell office:value-type="float" office:value="5.9" table:number-columns-spanned="2" table:number-rows-spanned="1" table:style-name="ce37">
            <text:p>5.9</text:p>
          </table:table-cell>
          <table:covered-table-cell/>
          <table:table-cell office:value-type="float" office:value="116.9" table:style-name="ce8">
            <text:p>116.9</text:p>
          </table:table-cell>
          <table:table-cell office:value-type="float" office:value="2.1" table:style-name="ce8">
            <text:p>2.1</text:p>
          </table:table-cell>
          <table:table-cell office:value-type="float" office:value="28.4" table:style-name="ce8">
            <text:p>28.4</text:p>
          </table:table-cell>
          <table:table-cell office:value-type="float" office:value="39.4" table:number-columns-spanned="2" table:number-rows-spanned="1" table:style-name="ce37">
            <text:p>39.4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60 und mehr Jahre</text:span></text:p>
          </table:table-cell>
          <table:covered-table-cell table:number-columns-repeated="3"/>
          <table:table-cell office:value-type="float" office:value="264.89999999999998" table:number-columns-spanned="2" table:number-rows-spanned="1" table:style-name="ce37">
            <text:p>264.9</text:p>
          </table:table-cell>
          <table:covered-table-cell/>
          <table:table-cell office:value-type="float" office:value="386.3" table:number-columns-spanned="2" table:number-rows-spanned="1" table:style-name="ce37">
            <text:p>386.3</text:p>
          </table:table-cell>
          <table:covered-table-cell/>
          <table:table-cell office:value-type="float" office:value="6.4" table:number-columns-spanned="2" table:number-rows-spanned="1" table:style-name="ce37">
            <text:p>6.4</text:p>
          </table:table-cell>
          <table:covered-table-cell/>
          <table:table-cell office:value-type="float" office:value="265.7" table:number-columns-spanned="2" table:number-rows-spanned="1" table:style-name="ce37">
            <text:p>265.7</text:p>
          </table:table-cell>
          <table:covered-table-cell/>
          <table:table-cell office:value-type="float" office:value="4.4000000000000004" table:number-columns-spanned="2" table:number-rows-spanned="1" table:style-name="ce37">
            <text:p>4.4</text:p>
          </table:table-cell>
          <table:covered-table-cell/>
          <table:table-cell office:value-type="float" office:value="121.8" table:style-name="ce8">
            <text:p>121.8</text:p>
          </table:table-cell>
          <table:table-cell office:value-type="float" office:value="2.1" table:style-name="ce8">
            <text:p>2.1</text:p>
          </table:table-cell>
          <table:table-cell office:value-type="float" office:value="34.5" table:style-name="ce8">
            <text:p>34.5</text:p>
          </table:table-cell>
          <table:table-cell office:value-type="float" office:value="37" table:number-columns-spanned="2" table:number-rows-spanned="1" table:style-name="ce37">
            <text:p>37.0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6">
            <text:p><text:span text:style-name="T2">Mehrpersonen-Nichtfamilienhaushalte</text:span></text:p>
          </table:table-cell>
          <table:covered-table-cell table:number-columns-repeated="3"/>
          <table:table-cell office:value-type="float" office:value="67.400000000000006" table:number-columns-spanned="2" table:number-rows-spanned="1" table:style-name="ce37">
            <text:p>67.4</text:p>
          </table:table-cell>
          <table:covered-table-cell/>
          <table:table-cell office:value-type="float" office:value="665.5" table:number-columns-spanned="2" table:number-rows-spanned="1" table:style-name="ce37">
            <text:p>665.5</text:p>
          </table:table-cell>
          <table:covered-table-cell/>
          <table:table-cell office:value-type="float" office:value="9.4" table:number-columns-spanned="2" table:number-rows-spanned="1" table:style-name="ce37">
            <text:p>9.4</text:p>
          </table:table-cell>
          <table:covered-table-cell/>
          <table:table-cell office:value-type="float" office:value="517.1" table:number-columns-spanned="2" table:number-rows-spanned="1" table:style-name="ce37">
            <text:p>517.1</text:p>
          </table:table-cell>
          <table:covered-table-cell/>
          <table:table-cell office:value-type="float" office:value="7.2" table:number-columns-spanned="2" table:number-rows-spanned="1" table:style-name="ce37">
            <text:p>7.2</text:p>
          </table:table-cell>
          <table:covered-table-cell/>
          <table:table-cell office:value-type="float" office:value="149.1" table:style-name="ce8">
            <text:p>149.1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25" table:style-name="ce8">
            <text:p>25.0</text:p>
          </table:table-cell>
          <table:table-cell office:value-type="float" office:value="50.1" table:number-columns-spanned="2" table:number-rows-spanned="1" table:style-name="ce37">
            <text:p>50.1</text:p>
          </table:table-cell>
          <table:covered-table-cell/>
          <table:table-cell table:number-columns-repeated="16365"/>
        </table:table-row>
        <table:table-row table:style-name="ro11">
          <table:table-cell office:value-type="string" table:number-columns-spanned="4" table:number-rows-spanned="1" table:style-name="ce36">
            <text:p><text:span text:style-name="T2">Mietvartragsdauer2) bis unter 2 Jahre</text:span></text:p>
          </table:table-cell>
          <table:covered-table-cell table:number-columns-repeated="3"/>
          <table:table-cell office:value-type="float" office:value="347.5" table:number-columns-spanned="2" table:number-rows-spanned="1" table:style-name="ce45">
            <text:p>347.5</text:p>
          </table:table-cell>
          <table:covered-table-cell/>
          <table:table-cell office:value-type="float" office:value="569.70000000000005" table:number-columns-spanned="2" table:number-rows-spanned="1" table:style-name="ce45">
            <text:p>569.7</text:p>
          </table:table-cell>
          <table:covered-table-cell/>
          <table:table-cell office:value-type="float" office:value="9.1" table:number-columns-spanned="2" table:number-rows-spanned="1" table:style-name="ce45">
            <text:p>9.1</text:p>
          </table:table-cell>
          <table:covered-table-cell/>
          <table:table-cell office:value-type="float" office:value="444" table:number-columns-spanned="2" table:number-rows-spanned="1" table:style-name="ce45">
            <text:p>444.0</text:p>
          </table:table-cell>
          <table:covered-table-cell/>
          <table:table-cell office:value-type="float" office:value="7.1" table:number-columns-spanned="2" table:number-rows-spanned="1" table:style-name="ce45">
            <text:p>7.1</text:p>
          </table:table-cell>
          <table:covered-table-cell/>
          <table:table-cell office:value-type="float" office:value="127.6" table:style-name="ce13">
            <text:p>127.6</text:p>
          </table:table-cell>
          <table:table-cell office:value-type="float" office:value="2.1" table:style-name="ce13">
            <text:p>2.1</text:p>
          </table:table-cell>
          <table:table-cell office:value-type="float" office:value="24.1" table:style-name="ce13">
            <text:p>24.1</text:p>
          </table:table-cell>
          <table:table-cell office:value-type="float" office:value="42.2" table:number-columns-spanned="2" table:number-rows-spanned="1" table:style-name="ce45">
            <text:p>42.2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2 bis unter 5 Jahre</text:span></text:p>
          </table:table-cell>
          <table:covered-table-cell table:number-columns-repeated="3"/>
          <table:table-cell office:value-type="float" office:value="366.4" table:number-columns-spanned="2" table:number-rows-spanned="1" table:style-name="ce37">
            <text:p>366.4</text:p>
          </table:table-cell>
          <table:covered-table-cell/>
          <table:table-cell office:value-type="float" office:value="554.9" table:number-columns-spanned="2" table:number-rows-spanned="1" table:style-name="ce37">
            <text:p>554.9</text:p>
          </table:table-cell>
          <table:covered-table-cell/>
          <table:table-cell office:value-type="float" office:value="8.6" table:number-columns-spanned="2" table:number-rows-spanned="1" table:style-name="ce37">
            <text:p>8.6</text:p>
          </table:table-cell>
          <table:covered-table-cell/>
          <table:table-cell office:value-type="float" office:value="425.8" table:number-columns-spanned="2" table:number-rows-spanned="1" table:style-name="ce37">
            <text:p>425.8</text:p>
          </table:table-cell>
          <table:covered-table-cell/>
          <table:table-cell office:value-type="float" office:value="6.6" table:number-columns-spanned="2" table:number-rows-spanned="1" table:style-name="ce37">
            <text:p>6.6</text:p>
          </table:table-cell>
          <table:covered-table-cell/>
          <table:table-cell office:value-type="float" office:value="130.19999999999999" table:style-name="ce8">
            <text:p>130.2</text:p>
          </table:table-cell>
          <table:table-cell office:value-type="float" office:value="2.1" table:style-name="ce8">
            <text:p>2.1</text:p>
          </table:table-cell>
          <table:table-cell office:value-type="float" office:value="25.3" table:style-name="ce8">
            <text:p>25.3</text:p>
          </table:table-cell>
          <table:table-cell office:value-type="float" office:value="41.7" table:number-columns-spanned="2" table:number-rows-spanned="1" table:style-name="ce37">
            <text:p>41.7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5 bis unter 10 Jahre</text:span></text:p>
          </table:table-cell>
          <table:covered-table-cell table:number-columns-repeated="3"/>
          <table:table-cell office:value-type="float" office:value="290.3" table:number-columns-spanned="2" table:number-rows-spanned="1" table:style-name="ce37">
            <text:p>290.3</text:p>
          </table:table-cell>
          <table:covered-table-cell/>
          <table:table-cell office:value-type="float" office:value="518.5" table:number-columns-spanned="2" table:number-rows-spanned="1" table:style-name="ce37">
            <text:p>518.5</text:p>
          </table:table-cell>
          <table:covered-table-cell/>
          <table:table-cell office:value-type="float" office:value="7.6" table:number-columns-spanned="2" table:number-rows-spanned="1" table:style-name="ce37">
            <text:p>7.6</text:p>
          </table:table-cell>
          <table:covered-table-cell/>
          <table:table-cell office:value-type="float" office:value="384.7" table:number-columns-spanned="2" table:number-rows-spanned="1" table:style-name="ce37">
            <text:p>384.7</text:p>
          </table:table-cell>
          <table:covered-table-cell/>
          <table:table-cell office:value-type="float" office:value="5.6" table:number-columns-spanned="2" table:number-rows-spanned="1" table:style-name="ce37">
            <text:p>5.6</text:p>
          </table:table-cell>
          <table:covered-table-cell/>
          <table:table-cell office:value-type="float" office:value="134.6" table:style-name="ce8">
            <text:p>134.6</text:p>
          </table:table-cell>
          <table:table-cell office:value-type="float" office:value="2" table:style-name="ce8">
            <text:p>2.0</text:p>
          </table:table-cell>
          <table:table-cell office:value-type="float" office:value="27.8" table:style-name="ce8">
            <text:p>27.8</text:p>
          </table:table-cell>
          <table:table-cell office:value-type="float" office:value="39.1" table:number-columns-spanned="2" table:number-rows-spanned="1" table:style-name="ce37">
            <text:p>39.1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10 bis unter 20 Jahre</text:span></text:p>
          </table:table-cell>
          <table:covered-table-cell table:number-columns-repeated="3"/>
          <table:table-cell office:value-type="float" office:value="285.5" table:number-columns-spanned="2" table:number-rows-spanned="1" table:style-name="ce37">
            <text:p>285.5</text:p>
          </table:table-cell>
          <table:covered-table-cell/>
          <table:table-cell office:value-type="float" office:value="478.3" table:number-columns-spanned="2" table:number-rows-spanned="1" table:style-name="ce37">
            <text:p>478.3</text:p>
          </table:table-cell>
          <table:covered-table-cell/>
          <table:table-cell office:value-type="float" office:value="7" table:number-columns-spanned="2" table:number-rows-spanned="1" table:style-name="ce37">
            <text:p>7.0</text:p>
          </table:table-cell>
          <table:covered-table-cell/>
          <table:table-cell office:value-type="float" office:value="342.5" table:number-columns-spanned="2" table:number-rows-spanned="1" table:style-name="ce37">
            <text:p>342.5</text:p>
          </table:table-cell>
          <table:covered-table-cell/>
          <table:table-cell office:value-type="float" office:value="4.9000000000000004" table:number-columns-spanned="2" table:number-rows-spanned="1" table:style-name="ce37">
            <text:p>4.9</text:p>
          </table:table-cell>
          <table:covered-table-cell/>
          <table:table-cell office:value-type="float" office:value="136.5" table:style-name="ce8">
            <text:p>136.5</text:p>
          </table:table-cell>
          <table:table-cell office:value-type="float" office:value="2.1" table:style-name="ce8">
            <text:p>2.1</text:p>
          </table:table-cell>
          <table:table-cell office:value-type="float" office:value="31.1" table:style-name="ce8">
            <text:p>31.1</text:p>
          </table:table-cell>
          <table:table-cell office:value-type="float" office:value="41.3" table:number-columns-spanned="2" table:number-rows-spanned="1" table:style-name="ce37">
            <text:p>41.3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6">
            <text:p><text:span text:style-name="T2">20 bis unter 30 Jahre</text:span></text:p>
          </table:table-cell>
          <table:covered-table-cell table:number-columns-repeated="3"/>
          <table:table-cell office:value-type="float" office:value="132.5" table:number-columns-spanned="2" table:number-rows-spanned="1" table:style-name="ce37">
            <text:p>132.5</text:p>
          </table:table-cell>
          <table:covered-table-cell/>
          <table:table-cell office:value-type="float" office:value="437.8" table:number-columns-spanned="2" table:number-rows-spanned="1" table:style-name="ce37">
            <text:p>437.8</text:p>
          </table:table-cell>
          <table:covered-table-cell/>
          <table:table-cell office:value-type="float" office:value="6.2" table:number-columns-spanned="2" table:number-rows-spanned="1" table:style-name="ce37">
            <text:p>6.2</text:p>
          </table:table-cell>
          <table:covered-table-cell/>
          <table:table-cell office:value-type="float" office:value="299.3" table:number-columns-spanned="2" table:number-rows-spanned="1" table:style-name="ce37">
            <text:p>299.3</text:p>
          </table:table-cell>
          <table:covered-table-cell/>
          <table:table-cell office:value-type="float" office:value="4.2" table:number-columns-spanned="2" table:number-rows-spanned="1" table:style-name="ce37">
            <text:p>4.2</text:p>
          </table:table-cell>
          <table:covered-table-cell/>
          <table:table-cell office:value-type="float" office:value="139.19999999999999" table:style-name="ce8">
            <text:p>139.2</text:p>
          </table:table-cell>
          <table:table-cell office:value-type="float" office:value="2" table:style-name="ce8">
            <text:p>2.0</text:p>
          </table:table-cell>
          <table:table-cell office:value-type="float" office:value="34.9" table:style-name="ce8">
            <text:p>34.9</text:p>
          </table:table-cell>
          <table:table-cell office:value-type="float" office:value="42.3" table:number-columns-spanned="2" table:number-rows-spanned="1" table:style-name="ce37">
            <text:p>42.3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6">
            <text:p><text:span text:style-name="T2">30 Jahre und länger</text:span></text:p>
          </table:table-cell>
          <table:covered-table-cell table:number-columns-repeated="3"/>
          <table:table-cell office:value-type="float" office:value="209.3" table:number-columns-spanned="2" table:number-rows-spanned="1" table:style-name="ce37">
            <text:p>209.3</text:p>
          </table:table-cell>
          <table:covered-table-cell/>
          <table:table-cell office:value-type="float" office:value="377" table:number-columns-spanned="2" table:number-rows-spanned="1" table:style-name="ce37">
            <text:p>377.0</text:p>
          </table:table-cell>
          <table:covered-table-cell/>
          <table:table-cell office:value-type="float" office:value="5.2" table:number-columns-spanned="2" table:number-rows-spanned="1" table:style-name="ce37">
            <text:p>5.2</text:p>
          </table:table-cell>
          <table:covered-table-cell/>
          <table:table-cell office:value-type="float" office:value="238.5" table:number-columns-spanned="2" table:number-rows-spanned="1" table:style-name="ce37">
            <text:p>238.5</text:p>
          </table:table-cell>
          <table:covered-table-cell/>
          <table:table-cell office:value-type="float" office:value="3.2" table:number-columns-spanned="2" table:number-rows-spanned="1" table:style-name="ce37">
            <text:p>3.2</text:p>
          </table:table-cell>
          <table:covered-table-cell/>
          <table:table-cell office:value-type="float" office:value="139.30000000000001" table:style-name="ce8">
            <text:p>139.3</text:p>
          </table:table-cell>
          <table:table-cell office:value-type="float" office:value="1.9" table:style-name="ce8">
            <text:p>1.9</text:p>
          </table:table-cell>
          <table:table-cell office:value-type="float" office:value="39.200000000000003" table:style-name="ce8">
            <text:p>39.2</text:p>
          </table:table-cell>
          <table:table-cell office:value-type="float" office:value="39.200000000000003" table:number-columns-spanned="2" table:number-rows-spanned="1" table:style-name="ce37">
            <text:p>39.2</text:p>
          </table:table-cell>
          <table:covered-table-cell/>
          <table:table-cell table:number-columns-repeated="16365"/>
        </table:table-row>
        <table:table-row table:style-name="ro11">
          <table:table-cell office:value-type="string" table:number-columns-spanned="4" table:number-rows-spanned="1" table:style-name="ce36">
            <text:p><text:span text:style-name="T2">Befristung des Mietvertrags befristet</text:span></text:p>
          </table:table-cell>
          <table:covered-table-cell table:number-columns-repeated="3"/>
          <table:table-cell office:value-type="float" office:value="357.8" table:number-columns-spanned="2" table:number-rows-spanned="1" table:style-name="ce45">
            <text:p>357.8</text:p>
          </table:table-cell>
          <table:covered-table-cell/>
          <table:table-cell office:value-type="float" office:value="624.4" table:number-columns-spanned="2" table:number-rows-spanned="1" table:style-name="ce45">
            <text:p>624.4</text:p>
          </table:table-cell>
          <table:covered-table-cell/>
          <table:table-cell office:value-type="float" office:value="10" table:number-columns-spanned="2" table:number-rows-spanned="1" table:style-name="ce45">
            <text:p>10.0</text:p>
          </table:table-cell>
          <table:covered-table-cell/>
          <table:table-cell office:value-type="float" office:value="495.6" table:number-columns-spanned="2" table:number-rows-spanned="1" table:style-name="ce45">
            <text:p>495.6</text:p>
          </table:table-cell>
          <table:covered-table-cell/>
          <table:table-cell office:value-type="float" office:value="7.8" table:number-columns-spanned="2" table:number-rows-spanned="1" table:style-name="ce45">
            <text:p>7.8</text:p>
          </table:table-cell>
          <table:covered-table-cell/>
          <table:table-cell office:value-type="float" office:value="130.6" table:style-name="ce13">
            <text:p>130.6</text:p>
          </table:table-cell>
          <table:table-cell office:value-type="float" office:value="2.1" table:style-name="ce13">
            <text:p>2.1</text:p>
          </table:table-cell>
          <table:table-cell office:value-type="float" office:value="22.5" table:style-name="ce13">
            <text:p>22.5</text:p>
          </table:table-cell>
          <table:table-cell office:value-type="float" office:value="47.2" table:number-columns-spanned="2" table:number-rows-spanned="1" table:style-name="ce45">
            <text:p>47.2</text:p>
          </table:table-cell>
          <table:covered-table-cell/>
          <table:table-cell table:number-columns-repeated="16365"/>
        </table:table-row>
        <table:table-row table:style-name="ro1">
          <table:table-cell office:value-type="string" table:number-columns-spanned="4" table:number-rows-spanned="1" table:style-name="ce36">
            <text:p><text:span text:style-name="T2">unbefristet</text:span></text:p>
          </table:table-cell>
          <table:covered-table-cell table:number-columns-repeated="3"/>
          <table:table-cell office:value-type="float" office:value="1274.3" table:number-columns-spanned="2" table:number-rows-spanned="1" table:style-name="ce46">
            <text:p>1,274.3</text:p>
          </table:table-cell>
          <table:covered-table-cell/>
          <table:table-cell office:value-type="float" office:value="472.6" table:number-columns-spanned="2" table:number-rows-spanned="1" table:style-name="ce37">
            <text:p>472.6</text:p>
          </table:table-cell>
          <table:covered-table-cell/>
          <table:table-cell office:value-type="float" office:value="7" table:number-columns-spanned="2" table:number-rows-spanned="1" table:style-name="ce37">
            <text:p>7.0</text:p>
          </table:table-cell>
          <table:covered-table-cell/>
          <table:table-cell office:value-type="float" office:value="339.3" table:number-columns-spanned="2" table:number-rows-spanned="1" table:style-name="ce37">
            <text:p>339.3</text:p>
          </table:table-cell>
          <table:covered-table-cell/>
          <table:table-cell office:value-type="float" office:value="5" table:number-columns-spanned="2" table:number-rows-spanned="1" table:style-name="ce37">
            <text:p>5.0</text:p>
          </table:table-cell>
          <table:covered-table-cell/>
          <table:table-cell office:value-type="float" office:value="134.19999999999999" table:style-name="ce8">
            <text:p>134.2</text:p>
          </table:table-cell>
          <table:table-cell office:value-type="float" office:value="2" table:style-name="ce8">
            <text:p>2.0</text:p>
          </table:table-cell>
          <table:table-cell office:value-type="float" office:value="30.9" table:style-name="ce8">
            <text:p>30.9</text:p>
          </table:table-cell>
          <table:table-cell office:value-type="float" office:value="39.9" table:number-columns-spanned="2" table:number-rows-spanned="1" table:style-name="ce37">
            <text:p>39.9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style-name="ce1">
            <text:p><text:span text:style-name="T2">Q: STATISTIK AUSTRIA, Mikrozensus 2017. 1)Anzahl der Hauptmietwohnungen mit Nettomiete &gt; 0 Euro. - 2) Ohne Wohnungen mit unbekannter</text:span>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14">
            <text:p><text:span text:style-name="T2">Mietvertragsdauer.</text:span></text:p>
          </table:table-cell>
          <table:table-cell table:number-columns-repeated="16383" table:style-name="ce1"/>
        </table:table-row>
        <table:table-row table:style-name="ro4">
          <table:table-cell office:value-type="float" office:value="39" table:style-name="ce15">
            <text:p>39</text:p>
          </table:table-cell>
          <table:table-cell table:number-columns-repeated="16383" table:style-name="ce1"/>
        </table:table-row>
        <table:table-row table:number-rows-repeated="104850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">
      <number:number number:decimal-places="1" number:min-integer-digits="1" number:grouping="true"/>
      <style:map style:condition="value()&gt;=0" style:apply-style-name="N36P0"/>
    </number:number-style>
    <number:number-style style:name="N37P0">
      <number:number number:decimal-places="1" number:min-integer-digits="1"/>
    </number:number-style>
    <number:number-style style:name="N37">
      <number:number number:decimal-places="1" number:min-integer-digits="1"/>
      <style:map style:condition="value()&gt;=0" style:apply-style-name="N37P0"/>
    </number:number-style>
    <number:number-style style:name="N38P0">
      <number:number number:decimal-places="1" number:min-integer-digits="1"/>
      <number:text> </number:text>
    </number:number-style>
    <number:number-style style:name="N38">
      <number:text>(</number:text>
      <number:number number:decimal-places="1" number:min-integer-digits="1"/>
      <number:text>)</number:text>
      <style:map style:condition="value()&gt;=0" style:apply-style-name="N38P0"/>
    </number:number-style>
    <number:number-style style:name="N39P0">
      <number:number number:decimal-places="0" number:min-integer-digits="1"/>
    </number:number-style>
    <number:number-style style:name="N39">
      <number:number number:decimal-places="0" number:min-integer-digits="1"/>
      <style:map style:condition="value()&gt;=0" style:apply-style-name="N39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nline2PDF.com</meta:initial-creator>
    <dc:creator>Online2PDF.com</dc:creator>
    <meta:creation-date>2024-06-03T15:50:51Z</meta:creation-date>
    <dc:date>2024-06-03T13:50:52Z</dc:date>
    <meta:editing-duration>PT0S</meta:editing-duration>
  </office:meta>
</office:document-meta>
</file>